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ible Eratosthen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imite</text:p>
          </table:table-cell>
          <table:table-cell table:style-name="ce1" office:value-type="string" calcext:value-type="string">
            <text:p>Temps [s]</text:p>
          </table:table-cell>
          <table:table-cell>
            <draw:frame draw:z-index="0" draw:style-name="gr1" draw:text-style-name="P1" svg:width="19.978cm" svg:height="11.241cm" svg:x="0.376cm" svg:y="0.357cm">
              <draw:object draw:notify-on-update-of-ranges="'Crible Eratosthene'.A2:'Crible Eratosthene'.A181 'Crible Eratosthene'.B1:'Crible Eratosthene'.B1 'Crible Eratosthene'.B2:'Crible Eratosthene'.B18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309004306793213" calcext:value-type="float">
            <text:p>0.309004306793213</text:p>
          </table:table-cell>
          <table:table-cell/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0.338730812072754" calcext:value-type="float">
            <text:p>0.338730812072754</text:p>
          </table:table-cell>
          <table:table-cell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.334595441818237" calcext:value-type="float">
            <text:p>0.334595441818237</text:p>
          </table:table-cell>
          <table:table-cell/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0.350643873214722" calcext:value-type="float">
            <text:p>0.350643873214722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.383651971817017" calcext:value-type="float">
            <text:p>0.383651971817017</text:p>
          </table:table-cell>
          <table:table-cell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0.391462326049805" calcext:value-type="float">
            <text:p>0.391462326049805</text:p>
          </table:table-cell>
          <table:table-cell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.407256126403809" calcext:value-type="float">
            <text:p>0.407256126403809</text:p>
          </table:table-cell>
          <table:table-cell/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0.422714471817017" calcext:value-type="float">
            <text:p>0.422714471817017</text:p>
          </table:table-cell>
          <table:table-cell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445404052734375" calcext:value-type="float">
            <text:p>0.445404052734375</text:p>
          </table:table-cell>
          <table:table-cell/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0.444610357284546" calcext:value-type="float">
            <text:p>0.444610357284546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468909740447998" calcext:value-type="float">
            <text:p>0.468909740447998</text:p>
          </table:table-cell>
          <table:table-cell/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0.50907826423645" calcext:value-type="float">
            <text:p>0.50907826423645</text:p>
          </table:table-cell>
          <table:table-cell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.548432111740112" calcext:value-type="float">
            <text:p>0.548432111740112</text:p>
          </table:table-cell>
          <table:table-cell/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0.533925533294678" calcext:value-type="float">
            <text:p>0.533925533294678</text:p>
          </table:table-cell>
          <table:table-cell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.533672094345093" calcext:value-type="float">
            <text:p>0.533672094345093</text:p>
          </table:table-cell>
          <table:table-cell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0.559209108352661" calcext:value-type="float">
            <text:p>0.559209108352661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.569193840026856" calcext:value-type="float">
            <text:p>0.569193840026856</text:p>
          </table:table-cell>
          <table:table-cell/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0.630457162857056" calcext:value-type="float">
            <text:p>0.630457162857056</text:p>
          </table:table-cell>
          <table:table-cell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.681310415267944" calcext:value-type="float">
            <text:p>0.681310415267944</text:p>
          </table:table-cell>
          <table:table-cell/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0.635723352432251" calcext:value-type="float">
            <text:p>0.635723352432251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644558191299439" calcext:value-type="float">
            <text:p>0.644558191299439</text:p>
          </table:table-cell>
          <table:table-cell/>
        </table:table-row>
        <table:table-row table:style-name="ro1">
          <table:table-cell office:value-type="float" office:value="2050000" calcext:value-type="float">
            <text:p>2050000</text:p>
          </table:table-cell>
          <table:table-cell office:value-type="float" office:value="0.661443948745728" calcext:value-type="float">
            <text:p>0.661443948745728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0.749276876449585" calcext:value-type="float">
            <text:p>0.749276876449585</text:p>
          </table:table-cell>
          <table:table-cell/>
        </table:table-row>
        <table:table-row table:style-name="ro1">
          <table:table-cell office:value-type="float" office:value="2150000" calcext:value-type="float">
            <text:p>2150000</text:p>
          </table:table-cell>
          <table:table-cell office:value-type="float" office:value="0.695636034011841" calcext:value-type="float">
            <text:p>0.695636034011841</text:p>
          </table:table-cell>
          <table:table-cell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0.709592580795288" calcext:value-type="float">
            <text:p>0.709592580795288</text:p>
          </table:table-cell>
          <table:table-cell/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0.730451583862305" calcext:value-type="float">
            <text:p>0.730451583862305</text:p>
          </table:table-cell>
          <table:table-cell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0.743125915527344" calcext:value-type="float">
            <text:p>0.743125915527344</text:p>
          </table:table-cell>
          <table:table-cell/>
        </table:table-row>
        <table:table-row table:style-name="ro1">
          <table:table-cell office:value-type="float" office:value="2350000" calcext:value-type="float">
            <text:p>2350000</text:p>
          </table:table-cell>
          <table:table-cell office:value-type="float" office:value="0.773744344711304" calcext:value-type="float">
            <text:p>0.773744344711304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0.797520637512207" calcext:value-type="float">
            <text:p>0.797520637512207</text:p>
          </table:table-cell>
          <table:table-cell/>
        </table:table-row>
        <table:table-row table:style-name="ro1">
          <table:table-cell office:value-type="float" office:value="2450000" calcext:value-type="float">
            <text:p>2450000</text:p>
          </table:table-cell>
          <table:table-cell office:value-type="float" office:value="0.794789552688599" calcext:value-type="float">
            <text:p>0.794789552688599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0.816408634185791" calcext:value-type="float">
            <text:p>0.816408634185791</text:p>
          </table:table-cell>
          <table:table-cell/>
        </table:table-row>
        <table:table-row table:style-name="ro1">
          <table:table-cell office:value-type="float" office:value="2550000" calcext:value-type="float">
            <text:p>2550000</text:p>
          </table:table-cell>
          <table:table-cell office:value-type="float" office:value="0.85033392906189" calcext:value-type="float">
            <text:p>0.85033392906189</text:p>
          </table:table-cell>
          <table:table-cell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0.816951751708984" calcext:value-type="float">
            <text:p>0.816951751708984</text:p>
          </table:table-cell>
          <table:table-cell/>
        </table:table-row>
        <table:table-row table:style-name="ro1">
          <table:table-cell office:value-type="float" office:value="2650000" calcext:value-type="float">
            <text:p>2650000</text:p>
          </table:table-cell>
          <table:table-cell office:value-type="float" office:value="0.849730968475342" calcext:value-type="float">
            <text:p>0.849730968475342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0.861871480941773" calcext:value-type="float">
            <text:p>0.861871480941773</text:p>
          </table:table-cell>
          <table:table-cell/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0.890935897827148" calcext:value-type="float">
            <text:p>0.890935897827148</text:p>
          </table:table-cell>
          <table:table-cell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0.890654802322388" calcext:value-type="float">
            <text:p>0.890654802322388</text:p>
          </table:table-cell>
          <table:table-cell/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0.936116218566895" calcext:value-type="float">
            <text:p>0.936116218566895</text:p>
          </table:table-cell>
          <table:table-cell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0.971509695053101" calcext:value-type="float">
            <text:p>0.971509695053101</text:p>
          </table:table-cell>
          <table:table-cell/>
        </table:table-row>
        <table:table-row table:style-name="ro1">
          <table:table-cell office:value-type="float" office:value="2950000" calcext:value-type="float">
            <text:p>2950000</text:p>
          </table:table-cell>
          <table:table-cell office:value-type="float" office:value="0.958927392959595" calcext:value-type="float">
            <text:p>0.958927392959595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977892875671387" calcext:value-type="float">
            <text:p>0.977892875671387</text:p>
          </table:table-cell>
          <table:table-cell/>
        </table:table-row>
        <table:table-row table:style-name="ro1">
          <table:table-cell office:value-type="float" office:value="3050000" calcext:value-type="float">
            <text:p>3050000</text:p>
          </table:table-cell>
          <table:table-cell office:value-type="float" office:value="0.977314472198486" calcext:value-type="float">
            <text:p>0.977314472198486</text:p>
          </table:table-cell>
          <table:table-cell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0.989709377288818" calcext:value-type="float">
            <text:p>0.989709377288818</text:p>
          </table:table-cell>
          <table:table-cell/>
        </table:table-row>
        <table:table-row table:style-name="ro1">
          <table:table-cell office:value-type="float" office:value="3150000" calcext:value-type="float">
            <text:p>3150000</text:p>
          </table:table-cell>
          <table:table-cell office:value-type="float" office:value="1.04668712615967" calcext:value-type="float">
            <text:p>1.04668712615967</text:p>
          </table:table-cell>
          <table:table-cell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1.03472471237183" calcext:value-type="float">
            <text:p>1.03472471237183</text:p>
          </table:table-cell>
          <table:table-cell/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.07565093040466" calcext:value-type="float">
            <text:p>1.07565093040466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.06546258926392" calcext:value-type="float">
            <text:p>1.06546258926392</text:p>
          </table:table-cell>
          <table:table-cell/>
        </table:table-row>
        <table:table-row table:style-name="ro1">
          <table:table-cell office:value-type="float" office:value="3350000" calcext:value-type="float">
            <text:p>3350000</text:p>
          </table:table-cell>
          <table:table-cell office:value-type="float" office:value="1.11822295188904" calcext:value-type="float">
            <text:p>1.11822295188904</text:p>
          </table:table-cell>
          <table:table-cell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.12723684310913" calcext:value-type="float">
            <text:p>1.12723684310913</text:p>
          </table:table-cell>
          <table:table-cell/>
        </table:table-row>
        <table:table-row table:style-name="ro1">
          <table:table-cell office:value-type="float" office:value="3450000" calcext:value-type="float">
            <text:p>3450000</text:p>
          </table:table-cell>
          <table:table-cell office:value-type="float" office:value="1.15560913085938" calcext:value-type="float">
            <text:p>1.15560913085938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.15077066421509" calcext:value-type="float">
            <text:p>1.15077066421509</text:p>
          </table:table-cell>
          <table:table-cell/>
        </table:table-row>
        <table:table-row table:style-name="ro1">
          <table:table-cell office:value-type="float" office:value="3550000" calcext:value-type="float">
            <text:p>3550000</text:p>
          </table:table-cell>
          <table:table-cell office:value-type="float" office:value="1.18877673149109" calcext:value-type="float">
            <text:p>1.18877673149109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.21043801307678" calcext:value-type="float">
            <text:p>1.21043801307678</text:p>
          </table:table-cell>
          <table:table-cell/>
        </table:table-row>
        <table:table-row table:style-name="ro1">
          <table:table-cell office:value-type="float" office:value="3650000" calcext:value-type="float">
            <text:p>3650000</text:p>
          </table:table-cell>
          <table:table-cell office:value-type="float" office:value="1.21451306343079" calcext:value-type="float">
            <text:p>1.21451306343079</text:p>
          </table:table-cell>
          <table:table-cell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.23973441123962" calcext:value-type="float">
            <text:p>1.23973441123962</text:p>
          </table:table-cell>
          <table:table-cell/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.29909658432007" calcext:value-type="float">
            <text:p>1.29909658432007</text:p>
          </table:table-cell>
          <table:table-cell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.34706687927246" calcext:value-type="float">
            <text:p>1.34706687927246</text:p>
          </table:table-cell>
          <table:table-cell/>
        </table:table-row>
        <table:table-row table:style-name="ro1">
          <table:table-cell office:value-type="float" office:value="3850000" calcext:value-type="float">
            <text:p>3850000</text:p>
          </table:table-cell>
          <table:table-cell office:value-type="float" office:value="1.30757689476013" calcext:value-type="float">
            <text:p>1.30757689476013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.43262457847595" calcext:value-type="float">
            <text:p>1.43262457847595</text:p>
          </table:table-cell>
          <table:table-cell/>
        </table:table-row>
        <table:table-row table:style-name="ro1">
          <table:table-cell office:value-type="float" office:value="3950000" calcext:value-type="float">
            <text:p>3950000</text:p>
          </table:table-cell>
          <table:table-cell office:value-type="float" office:value="1.45359086990356" calcext:value-type="float">
            <text:p>1.45359086990356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50394725799561" calcext:value-type="float">
            <text:p>1.50394725799561</text:p>
          </table:table-cell>
          <table:table-cell/>
        </table:table-row>
        <table:table-row table:style-name="ro1">
          <table:table-cell office:value-type="float" office:value="4050000" calcext:value-type="float">
            <text:p>4050000</text:p>
          </table:table-cell>
          <table:table-cell office:value-type="float" office:value="1.42956233024597" calcext:value-type="float">
            <text:p>1.42956233024597</text:p>
          </table:table-cell>
          <table:table-cell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.45158433914185" calcext:value-type="float">
            <text:p>1.45158433914185</text:p>
          </table:table-cell>
          <table:table-cell/>
        </table:table-row>
        <table:table-row table:style-name="ro1">
          <table:table-cell office:value-type="float" office:value="4150000" calcext:value-type="float">
            <text:p>4150000</text:p>
          </table:table-cell>
          <table:table-cell office:value-type="float" office:value="1.43839383125305" calcext:value-type="float">
            <text:p>1.43839383125305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.4734091758728" calcext:value-type="float">
            <text:p>1.4734091758728</text:p>
          </table:table-cell>
          <table:table-cell/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1.53251004219055" calcext:value-type="float">
            <text:p>1.53251004219055</text:p>
          </table:table-cell>
          <table:table-cell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.53075742721558" calcext:value-type="float">
            <text:p>1.53075742721558</text:p>
          </table:table-cell>
          <table:table-cell/>
        </table:table-row>
        <table:table-row table:style-name="ro1">
          <table:table-cell office:value-type="float" office:value="4350000" calcext:value-type="float">
            <text:p>4350000</text:p>
          </table:table-cell>
          <table:table-cell office:value-type="float" office:value="1.50354480743408" calcext:value-type="float">
            <text:p>1.50354480743408</text:p>
          </table:table-cell>
          <table:table-cell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.65283846855164" calcext:value-type="float">
            <text:p>1.65283846855164</text:p>
          </table:table-cell>
          <table:table-cell/>
        </table:table-row>
        <table:table-row table:style-name="ro1">
          <table:table-cell office:value-type="float" office:value="4450000" calcext:value-type="float">
            <text:p>4450000</text:p>
          </table:table-cell>
          <table:table-cell office:value-type="float" office:value="1.82460260391235" calcext:value-type="float">
            <text:p>1.82460260391235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.65163350105286" calcext:value-type="float">
            <text:p>1.65163350105286</text:p>
          </table:table-cell>
          <table:table-cell/>
        </table:table-row>
        <table:table-row table:style-name="ro1">
          <table:table-cell office:value-type="float" office:value="4550000" calcext:value-type="float">
            <text:p>4550000</text:p>
          </table:table-cell>
          <table:table-cell office:value-type="float" office:value="2.07177042961121" calcext:value-type="float">
            <text:p>2.07177042961121</text:p>
          </table:table-cell>
          <table:table-cell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2.16709804534912" calcext:value-type="float">
            <text:p>2.16709804534912</text:p>
          </table:table-cell>
          <table:table-cell/>
        </table:table-row>
        <table:table-row table:style-name="ro1">
          <table:table-cell office:value-type="float" office:value="4650000" calcext:value-type="float">
            <text:p>4650000</text:p>
          </table:table-cell>
          <table:table-cell office:value-type="float" office:value="1.56196188926697" calcext:value-type="float">
            <text:p>1.56196188926697</text:p>
          </table:table-cell>
          <table:table-cell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.541659116745" calcext:value-type="float">
            <text:p>1.541659116745</text:p>
          </table:table-cell>
          <table:table-cell/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1.56956601142883" calcext:value-type="float">
            <text:p>1.56956601142883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.58176064491272" calcext:value-type="float">
            <text:p>1.58176064491272</text:p>
          </table:table-cell>
          <table:table-cell/>
        </table:table-row>
        <table:table-row table:style-name="ro1">
          <table:table-cell office:value-type="float" office:value="4850000" calcext:value-type="float">
            <text:p>4850000</text:p>
          </table:table-cell>
          <table:table-cell office:value-type="float" office:value="1.58310174942017" calcext:value-type="float">
            <text:p>1.58310174942017</text:p>
          </table:table-cell>
          <table:table-cell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.6201012134552" calcext:value-type="float">
            <text:p>1.6201012134552</text:p>
          </table:table-cell>
          <table:table-cell/>
        </table:table-row>
        <table:table-row table:style-name="ro1">
          <table:table-cell office:value-type="float" office:value="4950000" calcext:value-type="float">
            <text:p>4950000</text:p>
          </table:table-cell>
          <table:table-cell office:value-type="float" office:value="1.62190937995911" calcext:value-type="float">
            <text:p>1.62190937995911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61967062950134" calcext:value-type="float">
            <text:p>1.61967062950134</text:p>
          </table:table-cell>
          <table:table-cell/>
        </table:table-row>
        <table:table-row table:style-name="ro1">
          <table:table-cell office:value-type="float" office:value="5050000" calcext:value-type="float">
            <text:p>5050000</text:p>
          </table:table-cell>
          <table:table-cell office:value-type="float" office:value="1.67626428604126" calcext:value-type="float">
            <text:p>1.67626428604126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.67852163314819" calcext:value-type="float">
            <text:p>1.67852163314819</text:p>
          </table:table-cell>
          <table:table-cell/>
        </table:table-row>
        <table:table-row table:style-name="ro1">
          <table:table-cell office:value-type="float" office:value="5150000" calcext:value-type="float">
            <text:p>5150000</text:p>
          </table:table-cell>
          <table:table-cell office:value-type="float" office:value="1.74498915672302" calcext:value-type="float">
            <text:p>1.74498915672302</text:p>
          </table:table-cell>
          <table:table-cell/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.73188710212708" calcext:value-type="float">
            <text:p>1.73188710212708</text:p>
          </table:table-cell>
          <table:table-cell/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75736021995544" calcext:value-type="float">
            <text:p>1.75736021995544</text:p>
          </table:table-cell>
          <table:table-cell/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.74541091918945" calcext:value-type="float">
            <text:p>1.74541091918945</text:p>
          </table:table-cell>
          <table:table-cell/>
        </table:table-row>
        <table:table-row table:style-name="ro1">
          <table:table-cell office:value-type="float" office:value="5350000" calcext:value-type="float">
            <text:p>5350000</text:p>
          </table:table-cell>
          <table:table-cell office:value-type="float" office:value="1.75447559356689" calcext:value-type="float">
            <text:p>1.75447559356689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.71658134460449" calcext:value-type="float">
            <text:p>1.71658134460449</text:p>
          </table:table-cell>
          <table:table-cell/>
        </table:table-row>
        <table:table-row table:style-name="ro1">
          <table:table-cell office:value-type="float" office:value="5450000" calcext:value-type="float">
            <text:p>5450000</text:p>
          </table:table-cell>
          <table:table-cell office:value-type="float" office:value="1.75229263305664" calcext:value-type="float">
            <text:p>1.75229263305664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75183272361755" calcext:value-type="float">
            <text:p>1.75183272361755</text:p>
          </table:table-cell>
          <table:table-cell/>
        </table:table-row>
        <table:table-row table:style-name="ro1">
          <table:table-cell office:value-type="float" office:value="5550000" calcext:value-type="float">
            <text:p>5550000</text:p>
          </table:table-cell>
          <table:table-cell office:value-type="float" office:value="1.83571195602417" calcext:value-type="float">
            <text:p>1.83571195602417</text:p>
          </table:table-cell>
          <table:table-cell/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.79244780540466" calcext:value-type="float">
            <text:p>1.79244780540466</text:p>
          </table:table-cell>
          <table:table-cell/>
        </table:table-row>
        <table:table-row table:style-name="ro1">
          <table:table-cell office:value-type="float" office:value="5650000" calcext:value-type="float">
            <text:p>5650000</text:p>
          </table:table-cell>
          <table:table-cell office:value-type="float" office:value="1.81559777259827" calcext:value-type="float">
            <text:p>1.81559777259827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.82856297492981" calcext:value-type="float">
            <text:p>1.82856297492981</text:p>
          </table:table-cell>
          <table:table-cell/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88485980033875" calcext:value-type="float">
            <text:p>1.88485980033875</text:p>
          </table:table-cell>
          <table:table-cell/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.87229156494141" calcext:value-type="float">
            <text:p>1.87229156494141</text:p>
          </table:table-cell>
          <table:table-cell/>
        </table:table-row>
        <table:table-row table:style-name="ro1">
          <table:table-cell office:value-type="float" office:value="5850000" calcext:value-type="float">
            <text:p>5850000</text:p>
          </table:table-cell>
          <table:table-cell office:value-type="float" office:value="1.90917181968689" calcext:value-type="float">
            <text:p>1.90917181968689</text:p>
          </table:table-cell>
          <table:table-cell/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.882075548172" calcext:value-type="float">
            <text:p>1.882075548172</text:p>
          </table:table-cell>
          <table:table-cell/>
        </table:table-row>
        <table:table-row table:style-name="ro1">
          <table:table-cell office:value-type="float" office:value="5950000" calcext:value-type="float">
            <text:p>5950000</text:p>
          </table:table-cell>
          <table:table-cell office:value-type="float" office:value="1.91407251358032" calcext:value-type="float">
            <text:p>1.91407251358032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98618865013123" calcext:value-type="float">
            <text:p>1.98618865013123</text:p>
          </table:table-cell>
          <table:table-cell/>
        </table:table-row>
        <table:table-row table:style-name="ro1">
          <table:table-cell office:value-type="float" office:value="6050000" calcext:value-type="float">
            <text:p>6050000</text:p>
          </table:table-cell>
          <table:table-cell office:value-type="float" office:value="1.96937704086304" calcext:value-type="float">
            <text:p>1.96937704086304</text:p>
          </table:table-cell>
          <table:table-cell/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2.00686049461365" calcext:value-type="float">
            <text:p>2.00686049461365</text:p>
          </table:table-cell>
          <table:table-cell/>
        </table:table-row>
        <table:table-row table:style-name="ro1">
          <table:table-cell office:value-type="float" office:value="6150000" calcext:value-type="float">
            <text:p>6150000</text:p>
          </table:table-cell>
          <table:table-cell office:value-type="float" office:value="1.99818897247314" calcext:value-type="float">
            <text:p>1.99818897247314</text:p>
          </table:table-cell>
          <table:table-cell/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.9996657371521" calcext:value-type="float">
            <text:p>1.9996657371521</text:p>
          </table:table-cell>
          <table:table-cell/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2.03011918067932" calcext:value-type="float">
            <text:p>2.03011918067932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2.04066443443298" calcext:value-type="float">
            <text:p>2.04066443443298</text:p>
          </table:table-cell>
          <table:table-cell/>
        </table:table-row>
        <table:table-row table:style-name="ro1">
          <table:table-cell office:value-type="float" office:value="6350000" calcext:value-type="float">
            <text:p>6350000</text:p>
          </table:table-cell>
          <table:table-cell office:value-type="float" office:value="2.10071420669556" calcext:value-type="float">
            <text:p>2.10071420669556</text:p>
          </table:table-cell>
          <table:table-cell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2.0864109992981" calcext:value-type="float">
            <text:p>2.0864109992981</text:p>
          </table:table-cell>
          <table:table-cell/>
        </table:table-row>
        <table:table-row table:style-name="ro1">
          <table:table-cell office:value-type="float" office:value="6450000" calcext:value-type="float">
            <text:p>6450000</text:p>
          </table:table-cell>
          <table:table-cell office:value-type="float" office:value="2.11787748336792" calcext:value-type="float">
            <text:p>2.11787748336792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2.13456201553345" calcext:value-type="float">
            <text:p>2.13456201553345</text:p>
          </table:table-cell>
          <table:table-cell/>
        </table:table-row>
        <table:table-row table:style-name="ro1">
          <table:table-cell office:value-type="float" office:value="6550000" calcext:value-type="float">
            <text:p>6550000</text:p>
          </table:table-cell>
          <table:table-cell office:value-type="float" office:value="2.11779260635376" calcext:value-type="float">
            <text:p>2.11779260635376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2.14903378486633" calcext:value-type="float">
            <text:p>2.14903378486633</text:p>
          </table:table-cell>
          <table:table-cell/>
        </table:table-row>
        <table:table-row table:style-name="ro1">
          <table:table-cell office:value-type="float" office:value="6650000" calcext:value-type="float">
            <text:p>6650000</text:p>
          </table:table-cell>
          <table:table-cell office:value-type="float" office:value="2.18920183181763" calcext:value-type="float">
            <text:p>2.18920183181763</text:p>
          </table:table-cell>
          <table:table-cell/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2.17664098739624" calcext:value-type="float">
            <text:p>2.17664098739624</text:p>
          </table:table-cell>
          <table:table-cell/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2.30350303649902" calcext:value-type="float">
            <text:p>2.30350303649902</text:p>
          </table:table-cell>
          <table:table-cell/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2.22108316421509" calcext:value-type="float">
            <text:p>2.22108316421509</text:p>
          </table:table-cell>
          <table:table-cell/>
        </table:table-row>
        <table:table-row table:style-name="ro1">
          <table:table-cell office:value-type="float" office:value="6850000" calcext:value-type="float">
            <text:p>6850000</text:p>
          </table:table-cell>
          <table:table-cell office:value-type="float" office:value="2.27316117286682" calcext:value-type="float">
            <text:p>2.27316117286682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2.24050998687744" calcext:value-type="float">
            <text:p>2.24050998687744</text:p>
          </table:table-cell>
          <table:table-cell/>
        </table:table-row>
        <table:table-row table:style-name="ro1">
          <table:table-cell office:value-type="float" office:value="6950000" calcext:value-type="float">
            <text:p>6950000</text:p>
          </table:table-cell>
          <table:table-cell office:value-type="float" office:value="2.28593039512634" calcext:value-type="float">
            <text:p>2.28593039512634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2.28547406196594" calcext:value-type="float">
            <text:p>2.28547406196594</text:p>
          </table:table-cell>
          <table:table-cell/>
        </table:table-row>
        <table:table-row table:style-name="ro1">
          <table:table-cell office:value-type="float" office:value="7050000" calcext:value-type="float">
            <text:p>7050000</text:p>
          </table:table-cell>
          <table:table-cell office:value-type="float" office:value="2.39133477210999" calcext:value-type="float">
            <text:p>2.39133477210999</text:p>
          </table:table-cell>
          <table:table-cell/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2.31135940551758" calcext:value-type="float">
            <text:p>2.31135940551758</text:p>
          </table:table-cell>
          <table:table-cell/>
        </table:table-row>
        <table:table-row table:style-name="ro1">
          <table:table-cell office:value-type="float" office:value="7150000" calcext:value-type="float">
            <text:p>7150000</text:p>
          </table:table-cell>
          <table:table-cell office:value-type="float" office:value="2.35603070259094" calcext:value-type="float">
            <text:p>2.35603070259094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2.33634328842163" calcext:value-type="float">
            <text:p>2.33634328842163</text:p>
          </table:table-cell>
          <table:table-cell/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2.38808035850525" calcext:value-type="float">
            <text:p>2.38808035850525</text:p>
          </table:table-cell>
          <table:table-cell/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2.35627961158752" calcext:value-type="float">
            <text:p>2.35627961158752</text:p>
          </table:table-cell>
          <table:table-cell/>
        </table:table-row>
        <table:table-row table:style-name="ro1">
          <table:table-cell office:value-type="float" office:value="7350000" calcext:value-type="float">
            <text:p>7350000</text:p>
          </table:table-cell>
          <table:table-cell office:value-type="float" office:value="2.42786431312561" calcext:value-type="float">
            <text:p>2.42786431312561</text:p>
          </table:table-cell>
          <table:table-cell/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2.45239758491516" calcext:value-type="float">
            <text:p>2.45239758491516</text:p>
          </table:table-cell>
          <table:table-cell/>
        </table:table-row>
        <table:table-row table:style-name="ro1">
          <table:table-cell office:value-type="float" office:value="7450000" calcext:value-type="float">
            <text:p>7450000</text:p>
          </table:table-cell>
          <table:table-cell office:value-type="float" office:value="2.45932292938232" calcext:value-type="float">
            <text:p>2.45932292938232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.46483087539673" calcext:value-type="float">
            <text:p>2.46483087539673</text:p>
          </table:table-cell>
          <table:table-cell/>
        </table:table-row>
        <table:table-row table:style-name="ro1">
          <table:table-cell office:value-type="float" office:value="7550000" calcext:value-type="float">
            <text:p>7550000</text:p>
          </table:table-cell>
          <table:table-cell office:value-type="float" office:value="2.48610329627991" calcext:value-type="float">
            <text:p>2.48610329627991</text:p>
          </table:table-cell>
          <table:table-cell/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2.47970533370972" calcext:value-type="float">
            <text:p>2.47970533370972</text:p>
          </table:table-cell>
          <table:table-cell/>
        </table:table-row>
        <table:table-row table:style-name="ro1">
          <table:table-cell office:value-type="float" office:value="7650000" calcext:value-type="float">
            <text:p>7650000</text:p>
          </table:table-cell>
          <table:table-cell office:value-type="float" office:value="2.55281734466553" calcext:value-type="float">
            <text:p>2.55281734466553</text:p>
          </table:table-cell>
          <table:table-cell/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2.5737419128418" calcext:value-type="float">
            <text:p>2.5737419128418</text:p>
          </table:table-cell>
          <table:table-cell/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.56865310668945" calcext:value-type="float">
            <text:p>2.56865310668945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2.60721468925476" calcext:value-type="float">
            <text:p>2.60721468925476</text:p>
          </table:table-cell>
          <table:table-cell/>
        </table:table-row>
        <table:table-row table:style-name="ro1">
          <table:table-cell office:value-type="float" office:value="7850000" calcext:value-type="float">
            <text:p>7850000</text:p>
          </table:table-cell>
          <table:table-cell office:value-type="float" office:value="2.61565780639648" calcext:value-type="float">
            <text:p>2.61565780639648</text:p>
          </table:table-cell>
          <table:table-cell/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2.57527422904968" calcext:value-type="float">
            <text:p>2.57527422904968</text:p>
          </table:table-cell>
          <table:table-cell/>
        </table:table-row>
        <table:table-row table:style-name="ro1">
          <table:table-cell office:value-type="float" office:value="7950000" calcext:value-type="float">
            <text:p>7950000</text:p>
          </table:table-cell>
          <table:table-cell office:value-type="float" office:value="2.62926340103149" calcext:value-type="float">
            <text:p>2.62926340103149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.64126634597778" calcext:value-type="float">
            <text:p>2.64126634597778</text:p>
          </table:table-cell>
          <table:table-cell/>
        </table:table-row>
        <table:table-row table:style-name="ro1">
          <table:table-cell office:value-type="float" office:value="8050000" calcext:value-type="float">
            <text:p>8050000</text:p>
          </table:table-cell>
          <table:table-cell office:value-type="float" office:value="2.66788125038147" calcext:value-type="float">
            <text:p>2.66788125038147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2.67463421821594" calcext:value-type="float">
            <text:p>2.67463421821594</text:p>
          </table:table-cell>
          <table:table-cell/>
        </table:table-row>
        <table:table-row table:style-name="ro1">
          <table:table-cell office:value-type="float" office:value="8150000" calcext:value-type="float">
            <text:p>8150000</text:p>
          </table:table-cell>
          <table:table-cell office:value-type="float" office:value="2.70362043380737" calcext:value-type="float">
            <text:p>2.70362043380737</text:p>
          </table:table-cell>
          <table:table-cell/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2.69867444038391" calcext:value-type="float">
            <text:p>2.69867444038391</text:p>
          </table:table-cell>
          <table:table-cell/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2.76085495948792" calcext:value-type="float">
            <text:p>2.76085495948792</text:p>
          </table:table-cell>
          <table:table-cell/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2.72329783439636" calcext:value-type="float">
            <text:p>2.72329783439636</text:p>
          </table:table-cell>
          <table:table-cell/>
        </table:table-row>
        <table:table-row table:style-name="ro1">
          <table:table-cell office:value-type="float" office:value="8350000" calcext:value-type="float">
            <text:p>8350000</text:p>
          </table:table-cell>
          <table:table-cell office:value-type="float" office:value="2.80196142196655" calcext:value-type="float">
            <text:p>2.80196142196655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2.7922694683075" calcext:value-type="float">
            <text:p>2.7922694683075</text:p>
          </table:table-cell>
          <table:table-cell/>
        </table:table-row>
        <table:table-row table:style-name="ro1">
          <table:table-cell office:value-type="float" office:value="8450000" calcext:value-type="float">
            <text:p>8450000</text:p>
          </table:table-cell>
          <table:table-cell office:value-type="float" office:value="2.79202461242676" calcext:value-type="float">
            <text:p>2.79202461242676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2.81170415878296" calcext:value-type="float">
            <text:p>2.81170415878296</text:p>
          </table:table-cell>
          <table:table-cell/>
        </table:table-row>
        <table:table-row table:style-name="ro1">
          <table:table-cell office:value-type="float" office:value="8550000" calcext:value-type="float">
            <text:p>8550000</text:p>
          </table:table-cell>
          <table:table-cell office:value-type="float" office:value="2.91241455078125" calcext:value-type="float">
            <text:p>2.91241455078125</text:p>
          </table:table-cell>
          <table:table-cell/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2.88933444023132" calcext:value-type="float">
            <text:p>2.88933444023132</text:p>
          </table:table-cell>
          <table:table-cell/>
        </table:table-row>
        <table:table-row table:style-name="ro1">
          <table:table-cell office:value-type="float" office:value="8650000" calcext:value-type="float">
            <text:p>8650000</text:p>
          </table:table-cell>
          <table:table-cell office:value-type="float" office:value="2.91891050338745" calcext:value-type="float">
            <text:p>2.91891050338745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2.8795964717865" calcext:value-type="float">
            <text:p>2.8795964717865</text:p>
          </table:table-cell>
          <table:table-cell/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2.93354415893555" calcext:value-type="float">
            <text:p>2.93354415893555</text:p>
          </table:table-cell>
          <table:table-cell/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2.89296436309814" calcext:value-type="float">
            <text:p>2.89296436309814</text:p>
          </table:table-cell>
          <table:table-cell/>
        </table:table-row>
        <table:table-row table:style-name="ro1">
          <table:table-cell office:value-type="float" office:value="8850000" calcext:value-type="float">
            <text:p>8850000</text:p>
          </table:table-cell>
          <table:table-cell office:value-type="float" office:value="2.98519062995911" calcext:value-type="float">
            <text:p>2.98519062995911</text:p>
          </table:table-cell>
          <table:table-cell/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2.93206787109375" calcext:value-type="float">
            <text:p>2.93206787109375</text:p>
          </table:table-cell>
          <table:table-cell/>
        </table:table-row>
        <table:table-row table:style-name="ro1">
          <table:table-cell office:value-type="float" office:value="8950000" calcext:value-type="float">
            <text:p>8950000</text:p>
          </table:table-cell>
          <table:table-cell office:value-type="float" office:value="3.01374959945679" calcext:value-type="float">
            <text:p>3.01374959945679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.04836463928223" calcext:value-type="float">
            <text:p>3.04836463928223</text:p>
          </table:table-cell>
          <table:table-cell/>
        </table:table-row>
        <table:table-row table:style-name="ro1">
          <table:table-cell office:value-type="float" office:value="9050000" calcext:value-type="float">
            <text:p>9050000</text:p>
          </table:table-cell>
          <table:table-cell office:value-type="float" office:value="3.03272747993469" calcext:value-type="float">
            <text:p>3.03272747993469</text:p>
          </table:table-cell>
          <table:table-cell/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3.06643295288086" calcext:value-type="float">
            <text:p>3.06643295288086</text:p>
          </table:table-cell>
          <table:table-cell/>
        </table:table-row>
        <table:table-row table:style-name="ro1">
          <table:table-cell office:value-type="float" office:value="9150000" calcext:value-type="float">
            <text:p>9150000</text:p>
          </table:table-cell>
          <table:table-cell office:value-type="float" office:value="3.11312937736511" calcext:value-type="float">
            <text:p>3.11312937736511</text:p>
          </table:table-cell>
          <table:table-cell/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3.05384635925293" calcext:value-type="float">
            <text:p>3.05384635925293</text:p>
          </table:table-cell>
          <table:table-cell/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.10998392105103" calcext:value-type="float">
            <text:p>3.10998392105103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3.08122634887695" calcext:value-type="float">
            <text:p>3.08122634887695</text:p>
          </table:table-cell>
          <table:table-cell/>
        </table:table-row>
        <table:table-row table:style-name="ro1">
          <table:table-cell office:value-type="float" office:value="9350000" calcext:value-type="float">
            <text:p>9350000</text:p>
          </table:table-cell>
          <table:table-cell office:value-type="float" office:value="3.12424087524414" calcext:value-type="float">
            <text:p>3.12424087524414</text:p>
          </table:table-cell>
          <table:table-cell/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3.12954092025757" calcext:value-type="float">
            <text:p>3.12954092025757</text:p>
          </table:table-cell>
          <table:table-cell/>
        </table:table-row>
        <table:table-row table:style-name="ro1">
          <table:table-cell office:value-type="float" office:value="9450000" calcext:value-type="float">
            <text:p>9450000</text:p>
          </table:table-cell>
          <table:table-cell office:value-type="float" office:value="3.15626335144043" calcext:value-type="float">
            <text:p>3.15626335144043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.20186972618103" calcext:value-type="float">
            <text:p>3.20186972618103</text:p>
          </table:table-cell>
          <table:table-cell/>
        </table:table-row>
        <table:table-row table:style-name="ro1">
          <table:table-cell office:value-type="float" office:value="9550000" calcext:value-type="float">
            <text:p>9550000</text:p>
          </table:table-cell>
          <table:table-cell office:value-type="float" office:value="3.22757172584534" calcext:value-type="float">
            <text:p>3.22757172584534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3.20204138755798" calcext:value-type="float">
            <text:p>3.20204138755798</text:p>
          </table:table-cell>
          <table:table-cell/>
        </table:table-row>
        <table:table-row table:style-name="ro1">
          <table:table-cell office:value-type="float" office:value="9650000" calcext:value-type="float">
            <text:p>9650000</text:p>
          </table:table-cell>
          <table:table-cell office:value-type="float" office:value="3.25492811203003" calcext:value-type="float">
            <text:p>3.25492811203003</text:p>
          </table:table-cell>
          <table:table-cell/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3.20014643669128" calcext:value-type="float">
            <text:p>3.20014643669128</text:p>
          </table:table-cell>
          <table:table-cell/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.25446009635925" calcext:value-type="float">
            <text:p>3.25446009635925</text:p>
          </table:table-cell>
          <table:table-cell/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3.25894093513489" calcext:value-type="float">
            <text:p>3.25894093513489</text:p>
          </table:table-cell>
          <table:table-cell/>
        </table:table-row>
        <table:table-row table:style-name="ro1">
          <table:table-cell office:value-type="float" office:value="9850000" calcext:value-type="float">
            <text:p>9850000</text:p>
          </table:table-cell>
          <table:table-cell office:value-type="float" office:value="3.2931272983551" calcext:value-type="float">
            <text:p>3.2931272983551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3.24700403213501" calcext:value-type="float">
            <text:p>3.24700403213501</text:p>
          </table:table-cell>
          <table:table-cell/>
        </table:table-row>
        <table:table-row table:style-name="ro1">
          <table:table-cell office:value-type="float" office:value="9950000" calcext:value-type="float">
            <text:p>9950000</text:p>
          </table:table-cell>
          <table:table-cell office:value-type="float" office:value="3.25560617446899" calcext:value-type="float">
            <text:p>3.25560617446899</text:p>
          </table:table-cell>
          <table:table-cell/>
        </table:table-row>
      </table:table>
      <table:table table:name="Bubble sort" table:style-name="ta1">
        <table:shapes>
          <draw:frame draw:z-index="0" draw:style-name="gr1" draw:text-style-name="P1" svg:width="19.431cm" svg:height="11.205cm" svg:x="4.96cm" svg:y="0.451cm">
            <draw:object draw:notify-on-update-of-ranges="'Bubble sort'.A1:'Bubble sort'.A1 'Bubble sort'.A2:'Bubble sort'.A46 'Bubble sort'.B1:'Bubble sort'.B1 'Bubble sort'.B2:'Bubble sort'.B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temps [s]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1270227432251" calcext:value-type="float">
            <text:p>0.0712702274322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021888256073" calcext:value-type="float">
            <text:p>0.10218882560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33872270584106" calcext:value-type="float">
            <text:p>0.1338722705841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76764249801636" calcext:value-type="float">
            <text:p>0.1767642498016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16781616210938" calcext:value-type="float">
            <text:p>0.2167816162109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69965648651123" calcext:value-type="float">
            <text:p>0.26996564865112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340624094009399" calcext:value-type="float">
            <text:p>0.34062409400939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03741359710693" calcext:value-type="float">
            <text:p>0.40374135971069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471254587173462" calcext:value-type="float">
            <text:p>0.4712545871734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58824896812439" calcext:value-type="float">
            <text:p>0.588248968124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617590665817261" calcext:value-type="float">
            <text:p>0.61759066581726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714678764343262" calcext:value-type="float">
            <text:p>0.71467876434326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826166868209839" calcext:value-type="float">
            <text:p>0.82616686820983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925065755844116" calcext:value-type="float">
            <text:p>0.92506575584411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05788373947144" calcext:value-type="float">
            <text:p>1.057883739471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6044926643372" calcext:value-type="float">
            <text:p>1.1604492664337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27311515808105" calcext:value-type="float">
            <text:p>1.2731151580810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38328576087952" calcext:value-type="float">
            <text:p>1.3832857608795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52146601676941" calcext:value-type="float">
            <text:p>1.5214660167694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65387916564941" calcext:value-type="float">
            <text:p>1.653879165649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1059575080872" calcext:value-type="float">
            <text:p>1.8105957508087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02944207191467" calcext:value-type="float">
            <text:p>2.0294420719146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11553859710693" calcext:value-type="float">
            <text:p>2.1155385971069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2986307144165" calcext:value-type="float">
            <text:p>2.298630714416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.45953464508057" calcext:value-type="float">
            <text:p>2.4595346450805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9497680664063" calcext:value-type="float">
            <text:p>2.6949768066406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.90114140510559" calcext:value-type="float">
            <text:p>2.9011414051055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88845276832581" calcext:value-type="float">
            <text:p>2.8884527683258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.06732439994812" calcext:value-type="float">
            <text:p>3.0673243999481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.29709339141846" calcext:value-type="float">
            <text:p>3.297093391418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.55182719230652" calcext:value-type="float">
            <text:p>3.5518271923065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.68573236465454" calcext:value-type="float">
            <text:p>3.6857323646545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.92911887168884" calcext:value-type="float">
            <text:p>3.9291188716888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4.29344844818115" calcext:value-type="float">
            <text:p>4.2934484481811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.4708890914917" calcext:value-type="float">
            <text:p>4.470889091491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69781637191773" calcext:value-type="float">
            <text:p>4.6978163719177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.06632328033447" calcext:value-type="float">
            <text:p>5.06632328033447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.30009055137634" calcext:value-type="float">
            <text:p>5.3000905513763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.52676129341126" calcext:value-type="float">
            <text:p>5.5267612934112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.68498301506043" calcext:value-type="float">
            <text:p>5.6849830150604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.05008029937744" calcext:value-type="float">
            <text:p>6.05008029937744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.24888300895691" calcext:value-type="float">
            <text:p>6.2488830089569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6.57798385620117" calcext:value-type="float">
            <text:p>6.57798385620117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.79177093505859" calcext:value-type="float">
            <text:p>6.79177093505859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.21324753761292" calcext:value-type="float">
            <text:p>7.21324753761292</text:p>
          </table:table-cell>
        </table:table-row>
      </table:table>
      <table:table table:name="Racine Carrée" table:style-name="ta1">
        <table:shapes>
          <draw:frame draw:z-index="0" draw:style-name="gr1" draw:text-style-name="P1" svg:width="20.132cm" svg:height="11.51cm" svg:x="4.618cm" svg:y="0.101cm">
            <draw:object draw:notify-on-update-of-ranges="'Racine Carrée'.A1:'Racine Carrée'.A1 'Racine Carrée'.A2:'Racine Carrée'.A191 'Racine Carrée'.B1:'Racine Carrée'.B1 'Racine Carrée'.B2:'Racine Carrée'.B1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mite</text:p>
          </table:table-cell>
          <table:table-cell office:value-type="string" calcext:value-type="string">
            <text:p>Temps [s]</text:p>
          </table:table-cell>
        </table:table-row>
        <table:table-row table:style-name="ro1">
          <table:table-cell office:value-type="float" office:value="999999" calcext:value-type="float">
            <text:p>999999</text:p>
          </table:table-cell>
          <table:table-cell office:value-type="float" office:value="0.158679723739624" calcext:value-type="float">
            <text:p>0.158679723739624</text:p>
          </table:table-cell>
        </table:table-row>
        <table:table-row table:style-name="ro1">
          <table:table-cell office:value-type="float" office:value="1099999" calcext:value-type="float">
            <text:p>1099999</text:p>
          </table:table-cell>
          <table:table-cell office:value-type="float" office:value="0.169153213500977" calcext:value-type="float">
            <text:p>0.169153213500977</text:p>
          </table:table-cell>
        </table:table-row>
        <table:table-row table:style-name="ro1">
          <table:table-cell office:value-type="float" office:value="1199999" calcext:value-type="float">
            <text:p>1199999</text:p>
          </table:table-cell>
          <table:table-cell office:value-type="float" office:value="0.196345806121826" calcext:value-type="float">
            <text:p>0.196345806121826</text:p>
          </table:table-cell>
        </table:table-row>
        <table:table-row table:style-name="ro1">
          <table:table-cell office:value-type="float" office:value="1299999" calcext:value-type="float">
            <text:p>1299999</text:p>
          </table:table-cell>
          <table:table-cell office:value-type="float" office:value="0.208531856536865" calcext:value-type="float">
            <text:p>0.208531856536865</text:p>
          </table:table-cell>
        </table:table-row>
        <table:table-row table:style-name="ro1">
          <table:table-cell office:value-type="float" office:value="1399999" calcext:value-type="float">
            <text:p>1399999</text:p>
          </table:table-cell>
          <table:table-cell office:value-type="float" office:value="0.22449779510498" calcext:value-type="float">
            <text:p>0.22449779510498</text:p>
          </table:table-cell>
        </table:table-row>
        <table:table-row table:style-name="ro1">
          <table:table-cell office:value-type="float" office:value="1499999" calcext:value-type="float">
            <text:p>1499999</text:p>
          </table:table-cell>
          <table:table-cell office:value-type="float" office:value="0.229213237762451" calcext:value-type="float">
            <text:p>0.229213237762451</text:p>
          </table:table-cell>
        </table:table-row>
        <table:table-row table:style-name="ro1">
          <table:table-cell office:value-type="float" office:value="1599999" calcext:value-type="float">
            <text:p>1599999</text:p>
          </table:table-cell>
          <table:table-cell office:value-type="float" office:value="0.244016408920288" calcext:value-type="float">
            <text:p>0.244016408920288</text:p>
          </table:table-cell>
        </table:table-row>
        <table:table-row table:style-name="ro1">
          <table:table-cell office:value-type="float" office:value="1699999" calcext:value-type="float">
            <text:p>1699999</text:p>
          </table:table-cell>
          <table:table-cell office:value-type="float" office:value="0.269178628921509" calcext:value-type="float">
            <text:p>0.269178628921509</text:p>
          </table:table-cell>
        </table:table-row>
        <table:table-row table:style-name="ro1">
          <table:table-cell office:value-type="float" office:value="1799999" calcext:value-type="float">
            <text:p>1799999</text:p>
          </table:table-cell>
          <table:table-cell office:value-type="float" office:value="0.2796950340271" calcext:value-type="float">
            <text:p>0.2796950340271</text:p>
          </table:table-cell>
        </table:table-row>
        <table:table-row table:style-name="ro1">
          <table:table-cell office:value-type="float" office:value="1899999" calcext:value-type="float">
            <text:p>1899999</text:p>
          </table:table-cell>
          <table:table-cell office:value-type="float" office:value="0.293493270874023" calcext:value-type="float">
            <text:p>0.293493270874023</text:p>
          </table:table-cell>
        </table:table-row>
        <table:table-row table:style-name="ro1">
          <table:table-cell office:value-type="float" office:value="1999999" calcext:value-type="float">
            <text:p>1999999</text:p>
          </table:table-cell>
          <table:table-cell office:value-type="float" office:value="0.329731702804565" calcext:value-type="float">
            <text:p>0.329731702804565</text:p>
          </table:table-cell>
        </table:table-row>
        <table:table-row table:style-name="ro1">
          <table:table-cell office:value-type="float" office:value="2099999" calcext:value-type="float">
            <text:p>2099999</text:p>
          </table:table-cell>
          <table:table-cell office:value-type="float" office:value="0.349915981292725" calcext:value-type="float">
            <text:p>0.349915981292725</text:p>
          </table:table-cell>
        </table:table-row>
        <table:table-row table:style-name="ro1">
          <table:table-cell office:value-type="float" office:value="2199999" calcext:value-type="float">
            <text:p>2199999</text:p>
          </table:table-cell>
          <table:table-cell office:value-type="float" office:value="0.360015869140625" calcext:value-type="float">
            <text:p>0.360015869140625</text:p>
          </table:table-cell>
        </table:table-row>
        <table:table-row table:style-name="ro1">
          <table:table-cell office:value-type="float" office:value="2299999" calcext:value-type="float">
            <text:p>2299999</text:p>
          </table:table-cell>
          <table:table-cell office:value-type="float" office:value="0.388929843902588" calcext:value-type="float">
            <text:p>0.388929843902588</text:p>
          </table:table-cell>
        </table:table-row>
        <table:table-row table:style-name="ro1">
          <table:table-cell office:value-type="float" office:value="2399999" calcext:value-type="float">
            <text:p>2399999</text:p>
          </table:table-cell>
          <table:table-cell office:value-type="float" office:value="0.41473126411438" calcext:value-type="float">
            <text:p>0.41473126411438</text:p>
          </table:table-cell>
        </table:table-row>
        <table:table-row table:style-name="ro1">
          <table:table-cell office:value-type="float" office:value="2499999" calcext:value-type="float">
            <text:p>2499999</text:p>
          </table:table-cell>
          <table:table-cell office:value-type="float" office:value="0.415060997009277" calcext:value-type="float">
            <text:p>0.415060997009277</text:p>
          </table:table-cell>
        </table:table-row>
        <table:table-row table:style-name="ro1">
          <table:table-cell office:value-type="float" office:value="2599999" calcext:value-type="float">
            <text:p>2599999</text:p>
          </table:table-cell>
          <table:table-cell office:value-type="float" office:value="0.437149047851563" calcext:value-type="float">
            <text:p>0.437149047851563</text:p>
          </table:table-cell>
        </table:table-row>
        <table:table-row table:style-name="ro1">
          <table:table-cell office:value-type="float" office:value="2699999" calcext:value-type="float">
            <text:p>2699999</text:p>
          </table:table-cell>
          <table:table-cell office:value-type="float" office:value="0.424920797348022" calcext:value-type="float">
            <text:p>0.424920797348022</text:p>
          </table:table-cell>
        </table:table-row>
        <table:table-row table:style-name="ro1">
          <table:table-cell office:value-type="float" office:value="2799999" calcext:value-type="float">
            <text:p>2799999</text:p>
          </table:table-cell>
          <table:table-cell office:value-type="float" office:value="0.47685432434082" calcext:value-type="float">
            <text:p>0.47685432434082</text:p>
          </table:table-cell>
        </table:table-row>
        <table:table-row table:style-name="ro1">
          <table:table-cell office:value-type="float" office:value="2899999" calcext:value-type="float">
            <text:p>2899999</text:p>
          </table:table-cell>
          <table:table-cell office:value-type="float" office:value="0.472031831741333" calcext:value-type="float">
            <text:p>0.472031831741333</text:p>
          </table:table-cell>
        </table:table-row>
        <table:table-row table:style-name="ro1">
          <table:table-cell office:value-type="float" office:value="2999999" calcext:value-type="float">
            <text:p>2999999</text:p>
          </table:table-cell>
          <table:table-cell office:value-type="float" office:value="0.533409118652344" calcext:value-type="float">
            <text:p>0.533409118652344</text:p>
          </table:table-cell>
        </table:table-row>
        <table:table-row table:style-name="ro1">
          <table:table-cell office:value-type="float" office:value="3099999" calcext:value-type="float">
            <text:p>3099999</text:p>
          </table:table-cell>
          <table:table-cell office:value-type="float" office:value="0.513892650604248" calcext:value-type="float">
            <text:p>0.513892650604248</text:p>
          </table:table-cell>
        </table:table-row>
        <table:table-row table:style-name="ro1">
          <table:table-cell office:value-type="float" office:value="3199999" calcext:value-type="float">
            <text:p>3199999</text:p>
          </table:table-cell>
          <table:table-cell office:value-type="float" office:value="0.551644802093506" calcext:value-type="float">
            <text:p>0.551644802093506</text:p>
          </table:table-cell>
        </table:table-row>
        <table:table-row table:style-name="ro1">
          <table:table-cell office:value-type="float" office:value="3299999" calcext:value-type="float">
            <text:p>3299999</text:p>
          </table:table-cell>
          <table:table-cell office:value-type="float" office:value="0.552796840667725" calcext:value-type="float">
            <text:p>0.552796840667725</text:p>
          </table:table-cell>
        </table:table-row>
        <table:table-row table:style-name="ro1">
          <table:table-cell office:value-type="float" office:value="3399999" calcext:value-type="float">
            <text:p>3399999</text:p>
          </table:table-cell>
          <table:table-cell office:value-type="float" office:value="0.597823619842529" calcext:value-type="float">
            <text:p>0.597823619842529</text:p>
          </table:table-cell>
        </table:table-row>
        <table:table-row table:style-name="ro1">
          <table:table-cell office:value-type="float" office:value="3499999" calcext:value-type="float">
            <text:p>3499999</text:p>
          </table:table-cell>
          <table:table-cell office:value-type="float" office:value="0.620679616928101" calcext:value-type="float">
            <text:p>0.620679616928101</text:p>
          </table:table-cell>
        </table:table-row>
        <table:table-row table:style-name="ro1">
          <table:table-cell office:value-type="float" office:value="3599999" calcext:value-type="float">
            <text:p>3599999</text:p>
          </table:table-cell>
          <table:table-cell office:value-type="float" office:value="0.629160165786743" calcext:value-type="float">
            <text:p>0.629160165786743</text:p>
          </table:table-cell>
        </table:table-row>
        <table:table-row table:style-name="ro1">
          <table:table-cell office:value-type="float" office:value="3699999" calcext:value-type="float">
            <text:p>3699999</text:p>
          </table:table-cell>
          <table:table-cell office:value-type="float" office:value="0.626320362091065" calcext:value-type="float">
            <text:p>0.626320362091065</text:p>
          </table:table-cell>
        </table:table-row>
        <table:table-row table:style-name="ro1">
          <table:table-cell office:value-type="float" office:value="3799999" calcext:value-type="float">
            <text:p>3799999</text:p>
          </table:table-cell>
          <table:table-cell office:value-type="float" office:value="0.599802494049072" calcext:value-type="float">
            <text:p>0.599802494049072</text:p>
          </table:table-cell>
        </table:table-row>
        <table:table-row table:style-name="ro1">
          <table:table-cell office:value-type="float" office:value="3899999" calcext:value-type="float">
            <text:p>3899999</text:p>
          </table:table-cell>
          <table:table-cell office:value-type="float" office:value="0.618253946304321" calcext:value-type="float">
            <text:p>0.618253946304321</text:p>
          </table:table-cell>
        </table:table-row>
        <table:table-row table:style-name="ro1">
          <table:table-cell office:value-type="float" office:value="3999999" calcext:value-type="float">
            <text:p>3999999</text:p>
          </table:table-cell>
          <table:table-cell office:value-type="float" office:value="0.799644708633423" calcext:value-type="float">
            <text:p>0.799644708633423</text:p>
          </table:table-cell>
        </table:table-row>
        <table:table-row table:style-name="ro1">
          <table:table-cell office:value-type="float" office:value="4099999" calcext:value-type="float">
            <text:p>4099999</text:p>
          </table:table-cell>
          <table:table-cell office:value-type="float" office:value="0.918637037277222" calcext:value-type="float">
            <text:p>0.918637037277222</text:p>
          </table:table-cell>
        </table:table-row>
        <table:table-row table:style-name="ro1">
          <table:table-cell office:value-type="float" office:value="4199999" calcext:value-type="float">
            <text:p>4199999</text:p>
          </table:table-cell>
          <table:table-cell office:value-type="float" office:value="0.836785316467285" calcext:value-type="float">
            <text:p>0.836785316467285</text:p>
          </table:table-cell>
        </table:table-row>
        <table:table-row table:style-name="ro1">
          <table:table-cell office:value-type="float" office:value="4299999" calcext:value-type="float">
            <text:p>4299999</text:p>
          </table:table-cell>
          <table:table-cell office:value-type="float" office:value="0.718887567520142" calcext:value-type="float">
            <text:p>0.718887567520142</text:p>
          </table:table-cell>
        </table:table-row>
        <table:table-row table:style-name="ro1">
          <table:table-cell office:value-type="float" office:value="4399999" calcext:value-type="float">
            <text:p>4399999</text:p>
          </table:table-cell>
          <table:table-cell office:value-type="float" office:value="0.683544874191284" calcext:value-type="float">
            <text:p>0.683544874191284</text:p>
          </table:table-cell>
        </table:table-row>
        <table:table-row table:style-name="ro1">
          <table:table-cell office:value-type="float" office:value="4499999" calcext:value-type="float">
            <text:p>4499999</text:p>
          </table:table-cell>
          <table:table-cell office:value-type="float" office:value="0.700876474380493" calcext:value-type="float">
            <text:p>0.700876474380493</text:p>
          </table:table-cell>
        </table:table-row>
        <table:table-row table:style-name="ro1">
          <table:table-cell office:value-type="float" office:value="4599999" calcext:value-type="float">
            <text:p>4599999</text:p>
          </table:table-cell>
          <table:table-cell office:value-type="float" office:value="0.761543273925781" calcext:value-type="float">
            <text:p>0.761543273925781</text:p>
          </table:table-cell>
        </table:table-row>
        <table:table-row table:style-name="ro1">
          <table:table-cell office:value-type="float" office:value="4699999" calcext:value-type="float">
            <text:p>4699999</text:p>
          </table:table-cell>
          <table:table-cell office:value-type="float" office:value="0.919677495956421" calcext:value-type="float">
            <text:p>0.919677495956421</text:p>
          </table:table-cell>
        </table:table-row>
        <table:table-row table:style-name="ro1">
          <table:table-cell office:value-type="float" office:value="4799999" calcext:value-type="float">
            <text:p>4799999</text:p>
          </table:table-cell>
          <table:table-cell office:value-type="float" office:value="0.985325574874878" calcext:value-type="float">
            <text:p>0.985325574874878</text:p>
          </table:table-cell>
        </table:table-row>
        <table:table-row table:style-name="ro1">
          <table:table-cell office:value-type="float" office:value="4899999" calcext:value-type="float">
            <text:p>4899999</text:p>
          </table:table-cell>
          <table:table-cell office:value-type="float" office:value="1.24694538116455" calcext:value-type="float">
            <text:p>1.24694538116455</text:p>
          </table:table-cell>
        </table:table-row>
        <table:table-row table:style-name="ro1">
          <table:table-cell office:value-type="float" office:value="4999999" calcext:value-type="float">
            <text:p>4999999</text:p>
          </table:table-cell>
          <table:table-cell office:value-type="float" office:value="0.883667230606079" calcext:value-type="float">
            <text:p>0.883667230606079</text:p>
          </table:table-cell>
        </table:table-row>
        <table:table-row table:style-name="ro1">
          <table:table-cell office:value-type="float" office:value="5099999" calcext:value-type="float">
            <text:p>5099999</text:p>
          </table:table-cell>
          <table:table-cell office:value-type="float" office:value="0.914843320846558" calcext:value-type="float">
            <text:p>0.914843320846558</text:p>
          </table:table-cell>
        </table:table-row>
        <table:table-row table:style-name="ro1">
          <table:table-cell office:value-type="float" office:value="5199999" calcext:value-type="float">
            <text:p>5199999</text:p>
          </table:table-cell>
          <table:table-cell office:value-type="float" office:value="0.898538827896118" calcext:value-type="float">
            <text:p>0.898538827896118</text:p>
          </table:table-cell>
        </table:table-row>
        <table:table-row table:style-name="ro1">
          <table:table-cell office:value-type="float" office:value="5299999" calcext:value-type="float">
            <text:p>5299999</text:p>
          </table:table-cell>
          <table:table-cell office:value-type="float" office:value="0.944948673248291" calcext:value-type="float">
            <text:p>0.944948673248291</text:p>
          </table:table-cell>
        </table:table-row>
        <table:table-row table:style-name="ro1">
          <table:table-cell office:value-type="float" office:value="5399999" calcext:value-type="float">
            <text:p>5399999</text:p>
          </table:table-cell>
          <table:table-cell office:value-type="float" office:value="0.975307703018189" calcext:value-type="float">
            <text:p>0.975307703018189</text:p>
          </table:table-cell>
        </table:table-row>
        <table:table-row table:style-name="ro1">
          <table:table-cell office:value-type="float" office:value="5499999" calcext:value-type="float">
            <text:p>5499999</text:p>
          </table:table-cell>
          <table:table-cell office:value-type="float" office:value="0.919940948486328" calcext:value-type="float">
            <text:p>0.919940948486328</text:p>
          </table:table-cell>
        </table:table-row>
        <table:table-row table:style-name="ro1">
          <table:table-cell office:value-type="float" office:value="5599999" calcext:value-type="float">
            <text:p>5599999</text:p>
          </table:table-cell>
          <table:table-cell office:value-type="float" office:value="0.985666990280151" calcext:value-type="float">
            <text:p>0.985666990280151</text:p>
          </table:table-cell>
        </table:table-row>
        <table:table-row table:style-name="ro1">
          <table:table-cell office:value-type="float" office:value="5699999" calcext:value-type="float">
            <text:p>5699999</text:p>
          </table:table-cell>
          <table:table-cell office:value-type="float" office:value="0.951897144317627" calcext:value-type="float">
            <text:p>0.951897144317627</text:p>
          </table:table-cell>
        </table:table-row>
        <table:table-row table:style-name="ro1">
          <table:table-cell office:value-type="float" office:value="5799999" calcext:value-type="float">
            <text:p>5799999</text:p>
          </table:table-cell>
          <table:table-cell office:value-type="float" office:value="1.04895663261414" calcext:value-type="float">
            <text:p>1.04895663261414</text:p>
          </table:table-cell>
        </table:table-row>
        <table:table-row table:style-name="ro1">
          <table:table-cell office:value-type="float" office:value="5899999" calcext:value-type="float">
            <text:p>5899999</text:p>
          </table:table-cell>
          <table:table-cell office:value-type="float" office:value="1.03264045715332" calcext:value-type="float">
            <text:p>1.03264045715332</text:p>
          </table:table-cell>
        </table:table-row>
        <table:table-row table:style-name="ro1">
          <table:table-cell office:value-type="float" office:value="5999999" calcext:value-type="float">
            <text:p>5999999</text:p>
          </table:table-cell>
          <table:table-cell office:value-type="float" office:value="1.17331051826477" calcext:value-type="float">
            <text:p>1.17331051826477</text:p>
          </table:table-cell>
        </table:table-row>
        <table:table-row table:style-name="ro1">
          <table:table-cell office:value-type="float" office:value="6099999" calcext:value-type="float">
            <text:p>6099999</text:p>
          </table:table-cell>
          <table:table-cell office:value-type="float" office:value="1.18191409111023" calcext:value-type="float">
            <text:p>1.18191409111023</text:p>
          </table:table-cell>
        </table:table-row>
        <table:table-row table:style-name="ro1">
          <table:table-cell office:value-type="float" office:value="6199999" calcext:value-type="float">
            <text:p>6199999</text:p>
          </table:table-cell>
          <table:table-cell office:value-type="float" office:value="1.10609817504883" calcext:value-type="float">
            <text:p>1.10609817504883</text:p>
          </table:table-cell>
        </table:table-row>
        <table:table-row table:style-name="ro1">
          <table:table-cell office:value-type="float" office:value="6299999" calcext:value-type="float">
            <text:p>6299999</text:p>
          </table:table-cell>
          <table:table-cell office:value-type="float" office:value="1.11023926734924" calcext:value-type="float">
            <text:p>1.11023926734924</text:p>
          </table:table-cell>
        </table:table-row>
        <table:table-row table:style-name="ro1">
          <table:table-cell office:value-type="float" office:value="6399999" calcext:value-type="float">
            <text:p>6399999</text:p>
          </table:table-cell>
          <table:table-cell office:value-type="float" office:value="1.14245390892029" calcext:value-type="float">
            <text:p>1.14245390892029</text:p>
          </table:table-cell>
        </table:table-row>
        <table:table-row table:style-name="ro1">
          <table:table-cell office:value-type="float" office:value="6499999" calcext:value-type="float">
            <text:p>6499999</text:p>
          </table:table-cell>
          <table:table-cell office:value-type="float" office:value="1.16592288017273" calcext:value-type="float">
            <text:p>1.16592288017273</text:p>
          </table:table-cell>
        </table:table-row>
        <table:table-row table:style-name="ro1">
          <table:table-cell office:value-type="float" office:value="6599999" calcext:value-type="float">
            <text:p>6599999</text:p>
          </table:table-cell>
          <table:table-cell office:value-type="float" office:value="1.12300109863281" calcext:value-type="float">
            <text:p>1.12300109863281</text:p>
          </table:table-cell>
        </table:table-row>
        <table:table-row table:style-name="ro1">
          <table:table-cell office:value-type="float" office:value="6699999" calcext:value-type="float">
            <text:p>6699999</text:p>
          </table:table-cell>
          <table:table-cell office:value-type="float" office:value="1.0992636680603" calcext:value-type="float">
            <text:p>1.0992636680603</text:p>
          </table:table-cell>
        </table:table-row>
        <table:table-row table:style-name="ro1">
          <table:table-cell office:value-type="float" office:value="6799999" calcext:value-type="float">
            <text:p>6799999</text:p>
          </table:table-cell>
          <table:table-cell office:value-type="float" office:value="1.10322165489197" calcext:value-type="float">
            <text:p>1.10322165489197</text:p>
          </table:table-cell>
        </table:table-row>
        <table:table-row table:style-name="ro1">
          <table:table-cell office:value-type="float" office:value="6899999" calcext:value-type="float">
            <text:p>6899999</text:p>
          </table:table-cell>
          <table:table-cell office:value-type="float" office:value="1.11025834083557" calcext:value-type="float">
            <text:p>1.11025834083557</text:p>
          </table:table-cell>
        </table:table-row>
        <table:table-row table:style-name="ro1">
          <table:table-cell office:value-type="float" office:value="6999999" calcext:value-type="float">
            <text:p>6999999</text:p>
          </table:table-cell>
          <table:table-cell office:value-type="float" office:value="1.22120308876038" calcext:value-type="float">
            <text:p>1.22120308876038</text:p>
          </table:table-cell>
        </table:table-row>
        <table:table-row table:style-name="ro1">
          <table:table-cell office:value-type="float" office:value="7099999" calcext:value-type="float">
            <text:p>7099999</text:p>
          </table:table-cell>
          <table:table-cell office:value-type="float" office:value="1.27091598510742" calcext:value-type="float">
            <text:p>1.27091598510742</text:p>
          </table:table-cell>
        </table:table-row>
        <table:table-row table:style-name="ro1">
          <table:table-cell office:value-type="float" office:value="7199999" calcext:value-type="float">
            <text:p>7199999</text:p>
          </table:table-cell>
          <table:table-cell office:value-type="float" office:value="1.23126983642578" calcext:value-type="float">
            <text:p>1.23126983642578</text:p>
          </table:table-cell>
        </table:table-row>
        <table:table-row table:style-name="ro1">
          <table:table-cell office:value-type="float" office:value="7299999" calcext:value-type="float">
            <text:p>7299999</text:p>
          </table:table-cell>
          <table:table-cell office:value-type="float" office:value="1.24378490447998" calcext:value-type="float">
            <text:p>1.24378490447998</text:p>
          </table:table-cell>
        </table:table-row>
        <table:table-row table:style-name="ro1">
          <table:table-cell office:value-type="float" office:value="7399999" calcext:value-type="float">
            <text:p>7399999</text:p>
          </table:table-cell>
          <table:table-cell office:value-type="float" office:value="1.25576210021973" calcext:value-type="float">
            <text:p>1.25576210021973</text:p>
          </table:table-cell>
        </table:table-row>
        <table:table-row table:style-name="ro1">
          <table:table-cell office:value-type="float" office:value="7499999" calcext:value-type="float">
            <text:p>7499999</text:p>
          </table:table-cell>
          <table:table-cell office:value-type="float" office:value="1.37139844894409" calcext:value-type="float">
            <text:p>1.37139844894409</text:p>
          </table:table-cell>
        </table:table-row>
        <table:table-row table:style-name="ro1">
          <table:table-cell office:value-type="float" office:value="7599999" calcext:value-type="float">
            <text:p>7599999</text:p>
          </table:table-cell>
          <table:table-cell office:value-type="float" office:value="1.31842303276062" calcext:value-type="float">
            <text:p>1.31842303276062</text:p>
          </table:table-cell>
        </table:table-row>
        <table:table-row table:style-name="ro1">
          <table:table-cell office:value-type="float" office:value="7699999" calcext:value-type="float">
            <text:p>7699999</text:p>
          </table:table-cell>
          <table:table-cell office:value-type="float" office:value="1.34001612663269" calcext:value-type="float">
            <text:p>1.34001612663269</text:p>
          </table:table-cell>
        </table:table-row>
        <table:table-row table:style-name="ro1">
          <table:table-cell office:value-type="float" office:value="7799999" calcext:value-type="float">
            <text:p>7799999</text:p>
          </table:table-cell>
          <table:table-cell office:value-type="float" office:value="1.3372004032135" calcext:value-type="float">
            <text:p>1.3372004032135</text:p>
          </table:table-cell>
        </table:table-row>
        <table:table-row table:style-name="ro1">
          <table:table-cell office:value-type="float" office:value="7899999" calcext:value-type="float">
            <text:p>7899999</text:p>
          </table:table-cell>
          <table:table-cell office:value-type="float" office:value="1.37277865409851" calcext:value-type="float">
            <text:p>1.37277865409851</text:p>
          </table:table-cell>
        </table:table-row>
        <table:table-row table:style-name="ro1">
          <table:table-cell office:value-type="float" office:value="7999999" calcext:value-type="float">
            <text:p>7999999</text:p>
          </table:table-cell>
          <table:table-cell office:value-type="float" office:value="1.37828588485718" calcext:value-type="float">
            <text:p>1.37828588485718</text:p>
          </table:table-cell>
        </table:table-row>
        <table:table-row table:style-name="ro1">
          <table:table-cell office:value-type="float" office:value="8099999" calcext:value-type="float">
            <text:p>8099999</text:p>
          </table:table-cell>
          <table:table-cell office:value-type="float" office:value="1.40849852561951" calcext:value-type="float">
            <text:p>1.40849852561951</text:p>
          </table:table-cell>
        </table:table-row>
        <table:table-row table:style-name="ro1">
          <table:table-cell office:value-type="float" office:value="8199999" calcext:value-type="float">
            <text:p>8199999</text:p>
          </table:table-cell>
          <table:table-cell office:value-type="float" office:value="1.4528923034668" calcext:value-type="float">
            <text:p>1.4528923034668</text:p>
          </table:table-cell>
        </table:table-row>
        <table:table-row table:style-name="ro1">
          <table:table-cell office:value-type="float" office:value="8299999" calcext:value-type="float">
            <text:p>8299999</text:p>
          </table:table-cell>
          <table:table-cell office:value-type="float" office:value="1.47382354736328" calcext:value-type="float">
            <text:p>1.47382354736328</text:p>
          </table:table-cell>
        </table:table-row>
        <table:table-row table:style-name="ro1">
          <table:table-cell office:value-type="float" office:value="8399999" calcext:value-type="float">
            <text:p>8399999</text:p>
          </table:table-cell>
          <table:table-cell office:value-type="float" office:value="1.63503956794739" calcext:value-type="float">
            <text:p>1.63503956794739</text:p>
          </table:table-cell>
        </table:table-row>
        <table:table-row table:style-name="ro1">
          <table:table-cell office:value-type="float" office:value="8499999" calcext:value-type="float">
            <text:p>8499999</text:p>
          </table:table-cell>
          <table:table-cell office:value-type="float" office:value="1.7276918888092" calcext:value-type="float">
            <text:p>1.7276918888092</text:p>
          </table:table-cell>
        </table:table-row>
        <table:table-row table:style-name="ro1">
          <table:table-cell office:value-type="float" office:value="8599999" calcext:value-type="float">
            <text:p>8599999</text:p>
          </table:table-cell>
          <table:table-cell office:value-type="float" office:value="1.56056618690491" calcext:value-type="float">
            <text:p>1.56056618690491</text:p>
          </table:table-cell>
        </table:table-row>
        <table:table-row table:style-name="ro1">
          <table:table-cell office:value-type="float" office:value="8699999" calcext:value-type="float">
            <text:p>8699999</text:p>
          </table:table-cell>
          <table:table-cell office:value-type="float" office:value="1.80319619178772" calcext:value-type="float">
            <text:p>1.80319619178772</text:p>
          </table:table-cell>
        </table:table-row>
        <table:table-row table:style-name="ro1">
          <table:table-cell office:value-type="float" office:value="8799999" calcext:value-type="float">
            <text:p>8799999</text:p>
          </table:table-cell>
          <table:table-cell office:value-type="float" office:value="1.62701869010925" calcext:value-type="float">
            <text:p>1.62701869010925</text:p>
          </table:table-cell>
        </table:table-row>
        <table:table-row table:style-name="ro1">
          <table:table-cell office:value-type="float" office:value="8899999" calcext:value-type="float">
            <text:p>8899999</text:p>
          </table:table-cell>
          <table:table-cell office:value-type="float" office:value="1.70774841308594" calcext:value-type="float">
            <text:p>1.70774841308594</text:p>
          </table:table-cell>
        </table:table-row>
        <table:table-row table:style-name="ro1">
          <table:table-cell office:value-type="float" office:value="8999999" calcext:value-type="float">
            <text:p>8999999</text:p>
          </table:table-cell>
          <table:table-cell office:value-type="float" office:value="2.14142417907715" calcext:value-type="float">
            <text:p>2.14142417907715</text:p>
          </table:table-cell>
        </table:table-row>
        <table:table-row table:style-name="ro1">
          <table:table-cell office:value-type="float" office:value="9099999" calcext:value-type="float">
            <text:p>9099999</text:p>
          </table:table-cell>
          <table:table-cell office:value-type="float" office:value="1.6806333065033" calcext:value-type="float">
            <text:p>1.6806333065033</text:p>
          </table:table-cell>
        </table:table-row>
        <table:table-row table:style-name="ro1">
          <table:table-cell office:value-type="float" office:value="9199999" calcext:value-type="float">
            <text:p>9199999</text:p>
          </table:table-cell>
          <table:table-cell office:value-type="float" office:value="1.64007973670959" calcext:value-type="float">
            <text:p>1.64007973670959</text:p>
          </table:table-cell>
        </table:table-row>
        <table:table-row table:style-name="ro1">
          <table:table-cell office:value-type="float" office:value="9299999" calcext:value-type="float">
            <text:p>9299999</text:p>
          </table:table-cell>
          <table:table-cell office:value-type="float" office:value="1.7565176486969" calcext:value-type="float">
            <text:p>1.7565176486969</text:p>
          </table:table-cell>
        </table:table-row>
        <table:table-row table:style-name="ro1">
          <table:table-cell office:value-type="float" office:value="9399999" calcext:value-type="float">
            <text:p>9399999</text:p>
          </table:table-cell>
          <table:table-cell office:value-type="float" office:value="2.26822423934937" calcext:value-type="float">
            <text:p>2.26822423934937</text:p>
          </table:table-cell>
        </table:table-row>
        <table:table-row table:style-name="ro1">
          <table:table-cell office:value-type="float" office:value="9499999" calcext:value-type="float">
            <text:p>9499999</text:p>
          </table:table-cell>
          <table:table-cell office:value-type="float" office:value="1.75749111175537" calcext:value-type="float">
            <text:p>1.75749111175537</text:p>
          </table:table-cell>
        </table:table-row>
        <table:table-row table:style-name="ro1">
          <table:table-cell office:value-type="float" office:value="9599999" calcext:value-type="float">
            <text:p>9599999</text:p>
          </table:table-cell>
          <table:table-cell office:value-type="float" office:value="2.07292556762695" calcext:value-type="float">
            <text:p>2.07292556762695</text:p>
          </table:table-cell>
        </table:table-row>
        <table:table-row table:style-name="ro1">
          <table:table-cell office:value-type="float" office:value="9699999" calcext:value-type="float">
            <text:p>9699999</text:p>
          </table:table-cell>
          <table:table-cell office:value-type="float" office:value="1.76910042762756" calcext:value-type="float">
            <text:p>1.76910042762756</text:p>
          </table:table-cell>
        </table:table-row>
        <table:table-row table:style-name="ro1">
          <table:table-cell office:value-type="float" office:value="9799999" calcext:value-type="float">
            <text:p>9799999</text:p>
          </table:table-cell>
          <table:table-cell office:value-type="float" office:value="1.96080565452576" calcext:value-type="float">
            <text:p>1.96080565452576</text:p>
          </table:table-cell>
        </table:table-row>
        <table:table-row table:style-name="ro1">
          <table:table-cell office:value-type="float" office:value="9899999" calcext:value-type="float">
            <text:p>9899999</text:p>
          </table:table-cell>
          <table:table-cell office:value-type="float" office:value="1.77033042907715" calcext:value-type="float">
            <text:p>1.77033042907715</text:p>
          </table:table-cell>
        </table:table-row>
        <table:table-row table:style-name="ro1">
          <table:table-cell office:value-type="float" office:value="9999999" calcext:value-type="float">
            <text:p>9999999</text:p>
          </table:table-cell>
          <table:table-cell office:value-type="float" office:value="1.72237610816956" calcext:value-type="float">
            <text:p>1.72237610816956</text:p>
          </table:table-cell>
        </table:table-row>
        <table:table-row table:style-name="ro1">
          <table:table-cell office:value-type="float" office:value="10099999" calcext:value-type="float">
            <text:p>10099999</text:p>
          </table:table-cell>
          <table:table-cell office:value-type="float" office:value="1.68952918052673" calcext:value-type="float">
            <text:p>1.68952918052673</text:p>
          </table:table-cell>
        </table:table-row>
        <table:table-row table:style-name="ro1">
          <table:table-cell office:value-type="float" office:value="10199999" calcext:value-type="float">
            <text:p>10199999</text:p>
          </table:table-cell>
          <table:table-cell office:value-type="float" office:value="1.74876189231873" calcext:value-type="float">
            <text:p>1.74876189231873</text:p>
          </table:table-cell>
        </table:table-row>
        <table:table-row table:style-name="ro1">
          <table:table-cell office:value-type="float" office:value="10299999" calcext:value-type="float">
            <text:p>10299999</text:p>
          </table:table-cell>
          <table:table-cell office:value-type="float" office:value="1.72534728050232" calcext:value-type="float">
            <text:p>1.72534728050232</text:p>
          </table:table-cell>
        </table:table-row>
        <table:table-row table:style-name="ro1">
          <table:table-cell office:value-type="float" office:value="10399999" calcext:value-type="float">
            <text:p>10399999</text:p>
          </table:table-cell>
          <table:table-cell office:value-type="float" office:value="1.7146167755127" calcext:value-type="float">
            <text:p>1.7146167755127</text:p>
          </table:table-cell>
        </table:table-row>
        <table:table-row table:style-name="ro1">
          <table:table-cell office:value-type="float" office:value="10499999" calcext:value-type="float">
            <text:p>10499999</text:p>
          </table:table-cell>
          <table:table-cell office:value-type="float" office:value="1.77067470550537" calcext:value-type="float">
            <text:p>1.77067470550537</text:p>
          </table:table-cell>
        </table:table-row>
        <table:table-row table:style-name="ro1">
          <table:table-cell office:value-type="float" office:value="10599999" calcext:value-type="float">
            <text:p>10599999</text:p>
          </table:table-cell>
          <table:table-cell office:value-type="float" office:value="1.77084422111511" calcext:value-type="float">
            <text:p>1.77084422111511</text:p>
          </table:table-cell>
        </table:table-row>
        <table:table-row table:style-name="ro1">
          <table:table-cell office:value-type="float" office:value="10699999" calcext:value-type="float">
            <text:p>10699999</text:p>
          </table:table-cell>
          <table:table-cell office:value-type="float" office:value="1.8828387260437" calcext:value-type="float">
            <text:p>1.8828387260437</text:p>
          </table:table-cell>
        </table:table-row>
        <table:table-row table:style-name="ro1">
          <table:table-cell office:value-type="float" office:value="10799999" calcext:value-type="float">
            <text:p>10799999</text:p>
          </table:table-cell>
          <table:table-cell office:value-type="float" office:value="1.93530583381653" calcext:value-type="float">
            <text:p>1.93530583381653</text:p>
          </table:table-cell>
        </table:table-row>
        <table:table-row table:style-name="ro1">
          <table:table-cell office:value-type="float" office:value="10899999" calcext:value-type="float">
            <text:p>10899999</text:p>
          </table:table-cell>
          <table:table-cell office:value-type="float" office:value="1.9218225479126" calcext:value-type="float">
            <text:p>1.9218225479126</text:p>
          </table:table-cell>
        </table:table-row>
        <table:table-row table:style-name="ro1">
          <table:table-cell office:value-type="float" office:value="10999999" calcext:value-type="float">
            <text:p>10999999</text:p>
          </table:table-cell>
          <table:table-cell office:value-type="float" office:value="1.92648649215698" calcext:value-type="float">
            <text:p>1.92648649215698</text:p>
          </table:table-cell>
        </table:table-row>
        <table:table-row table:style-name="ro1">
          <table:table-cell office:value-type="float" office:value="11099999" calcext:value-type="float">
            <text:p>11099999</text:p>
          </table:table-cell>
          <table:table-cell office:value-type="float" office:value="1.97782897949219" calcext:value-type="float">
            <text:p>1.97782897949219</text:p>
          </table:table-cell>
        </table:table-row>
        <table:table-row table:style-name="ro1">
          <table:table-cell office:value-type="float" office:value="11199999" calcext:value-type="float">
            <text:p>11199999</text:p>
          </table:table-cell>
          <table:table-cell office:value-type="float" office:value="1.92349600791931" calcext:value-type="float">
            <text:p>1.92349600791931</text:p>
          </table:table-cell>
        </table:table-row>
        <table:table-row table:style-name="ro1">
          <table:table-cell office:value-type="float" office:value="11299999" calcext:value-type="float">
            <text:p>11299999</text:p>
          </table:table-cell>
          <table:table-cell office:value-type="float" office:value="1.97826457023621" calcext:value-type="float">
            <text:p>1.97826457023621</text:p>
          </table:table-cell>
        </table:table-row>
        <table:table-row table:style-name="ro1">
          <table:table-cell office:value-type="float" office:value="11399999" calcext:value-type="float">
            <text:p>11399999</text:p>
          </table:table-cell>
          <table:table-cell office:value-type="float" office:value="2.00605225563049" calcext:value-type="float">
            <text:p>2.00605225563049</text:p>
          </table:table-cell>
        </table:table-row>
        <table:table-row table:style-name="ro1">
          <table:table-cell office:value-type="float" office:value="11499999" calcext:value-type="float">
            <text:p>11499999</text:p>
          </table:table-cell>
          <table:table-cell office:value-type="float" office:value="2.24917316436768" calcext:value-type="float">
            <text:p>2.24917316436768</text:p>
          </table:table-cell>
        </table:table-row>
        <table:table-row table:style-name="ro1">
          <table:table-cell office:value-type="float" office:value="11599999" calcext:value-type="float">
            <text:p>11599999</text:p>
          </table:table-cell>
          <table:table-cell office:value-type="float" office:value="2.17110848426819" calcext:value-type="float">
            <text:p>2.17110848426819</text:p>
          </table:table-cell>
        </table:table-row>
        <table:table-row table:style-name="ro1">
          <table:table-cell office:value-type="float" office:value="11699999" calcext:value-type="float">
            <text:p>11699999</text:p>
          </table:table-cell>
          <table:table-cell office:value-type="float" office:value="2.36306095123291" calcext:value-type="float">
            <text:p>2.36306095123291</text:p>
          </table:table-cell>
        </table:table-row>
        <table:table-row table:style-name="ro1">
          <table:table-cell office:value-type="float" office:value="11799999" calcext:value-type="float">
            <text:p>11799999</text:p>
          </table:table-cell>
          <table:table-cell office:value-type="float" office:value="2.29632019996643" calcext:value-type="float">
            <text:p>2.29632019996643</text:p>
          </table:table-cell>
        </table:table-row>
        <table:table-row table:style-name="ro1">
          <table:table-cell office:value-type="float" office:value="11899999" calcext:value-type="float">
            <text:p>11899999</text:p>
          </table:table-cell>
          <table:table-cell office:value-type="float" office:value="2.21532201766968" calcext:value-type="float">
            <text:p>2.21532201766968</text:p>
          </table:table-cell>
        </table:table-row>
        <table:table-row table:style-name="ro1">
          <table:table-cell office:value-type="float" office:value="11999999" calcext:value-type="float">
            <text:p>11999999</text:p>
          </table:table-cell>
          <table:table-cell office:value-type="float" office:value="2.04309177398682" calcext:value-type="float">
            <text:p>2.04309177398682</text:p>
          </table:table-cell>
        </table:table-row>
        <table:table-row table:style-name="ro1">
          <table:table-cell office:value-type="float" office:value="12099999" calcext:value-type="float">
            <text:p>12099999</text:p>
          </table:table-cell>
          <table:table-cell office:value-type="float" office:value="2.08039498329163" calcext:value-type="float">
            <text:p>2.08039498329163</text:p>
          </table:table-cell>
        </table:table-row>
        <table:table-row table:style-name="ro1">
          <table:table-cell office:value-type="float" office:value="12199999" calcext:value-type="float">
            <text:p>12199999</text:p>
          </table:table-cell>
          <table:table-cell office:value-type="float" office:value="2.1906635761261" calcext:value-type="float">
            <text:p>2.1906635761261</text:p>
          </table:table-cell>
        </table:table-row>
        <table:table-row table:style-name="ro1">
          <table:table-cell office:value-type="float" office:value="12299999" calcext:value-type="float">
            <text:p>12299999</text:p>
          </table:table-cell>
          <table:table-cell office:value-type="float" office:value="2.13460445404053" calcext:value-type="float">
            <text:p>2.13460445404053</text:p>
          </table:table-cell>
        </table:table-row>
        <table:table-row table:style-name="ro1">
          <table:table-cell office:value-type="float" office:value="12399999" calcext:value-type="float">
            <text:p>12399999</text:p>
          </table:table-cell>
          <table:table-cell office:value-type="float" office:value="2.21041822433472" calcext:value-type="float">
            <text:p>2.21041822433472</text:p>
          </table:table-cell>
        </table:table-row>
        <table:table-row table:style-name="ro1">
          <table:table-cell office:value-type="float" office:value="12499999" calcext:value-type="float">
            <text:p>12499999</text:p>
          </table:table-cell>
          <table:table-cell office:value-type="float" office:value="2.27615261077881" calcext:value-type="float">
            <text:p>2.27615261077881</text:p>
          </table:table-cell>
        </table:table-row>
        <table:table-row table:style-name="ro1">
          <table:table-cell office:value-type="float" office:value="12599999" calcext:value-type="float">
            <text:p>12599999</text:p>
          </table:table-cell>
          <table:table-cell office:value-type="float" office:value="2.36361789703369" calcext:value-type="float">
            <text:p>2.36361789703369</text:p>
          </table:table-cell>
        </table:table-row>
        <table:table-row table:style-name="ro1">
          <table:table-cell office:value-type="float" office:value="12699999" calcext:value-type="float">
            <text:p>12699999</text:p>
          </table:table-cell>
          <table:table-cell office:value-type="float" office:value="2.30850529670715" calcext:value-type="float">
            <text:p>2.30850529670715</text:p>
          </table:table-cell>
        </table:table-row>
        <table:table-row table:style-name="ro1">
          <table:table-cell office:value-type="float" office:value="12799999" calcext:value-type="float">
            <text:p>12799999</text:p>
          </table:table-cell>
          <table:table-cell office:value-type="float" office:value="2.3521294593811" calcext:value-type="float">
            <text:p>2.3521294593811</text:p>
          </table:table-cell>
        </table:table-row>
        <table:table-row table:style-name="ro1">
          <table:table-cell office:value-type="float" office:value="12899999" calcext:value-type="float">
            <text:p>12899999</text:p>
          </table:table-cell>
          <table:table-cell office:value-type="float" office:value="2.31419706344605" calcext:value-type="float">
            <text:p>2.31419706344605</text:p>
          </table:table-cell>
        </table:table-row>
        <table:table-row table:style-name="ro1">
          <table:table-cell office:value-type="float" office:value="12999999" calcext:value-type="float">
            <text:p>12999999</text:p>
          </table:table-cell>
          <table:table-cell office:value-type="float" office:value="2.36314010620117" calcext:value-type="float">
            <text:p>2.36314010620117</text:p>
          </table:table-cell>
        </table:table-row>
        <table:table-row table:style-name="ro1">
          <table:table-cell office:value-type="float" office:value="13099999" calcext:value-type="float">
            <text:p>13099999</text:p>
          </table:table-cell>
          <table:table-cell office:value-type="float" office:value="2.39897131919861" calcext:value-type="float">
            <text:p>2.39897131919861</text:p>
          </table:table-cell>
        </table:table-row>
        <table:table-row table:style-name="ro1">
          <table:table-cell office:value-type="float" office:value="13199999" calcext:value-type="float">
            <text:p>13199999</text:p>
          </table:table-cell>
          <table:table-cell office:value-type="float" office:value="2.38418865203857" calcext:value-type="float">
            <text:p>2.38418865203857</text:p>
          </table:table-cell>
        </table:table-row>
        <table:table-row table:style-name="ro1">
          <table:table-cell office:value-type="float" office:value="13299999" calcext:value-type="float">
            <text:p>13299999</text:p>
          </table:table-cell>
          <table:table-cell office:value-type="float" office:value="2.41147422790527" calcext:value-type="float">
            <text:p>2.41147422790527</text:p>
          </table:table-cell>
        </table:table-row>
        <table:table-row table:style-name="ro1">
          <table:table-cell office:value-type="float" office:value="13399999" calcext:value-type="float">
            <text:p>13399999</text:p>
          </table:table-cell>
          <table:table-cell office:value-type="float" office:value="2.46469163894653" calcext:value-type="float">
            <text:p>2.46469163894653</text:p>
          </table:table-cell>
        </table:table-row>
        <table:table-row table:style-name="ro1">
          <table:table-cell office:value-type="float" office:value="13499999" calcext:value-type="float">
            <text:p>13499999</text:p>
          </table:table-cell>
          <table:table-cell office:value-type="float" office:value="2.44586992263794" calcext:value-type="float">
            <text:p>2.44586992263794</text:p>
          </table:table-cell>
        </table:table-row>
        <table:table-row table:style-name="ro1">
          <table:table-cell office:value-type="float" office:value="13599999" calcext:value-type="float">
            <text:p>13599999</text:p>
          </table:table-cell>
          <table:table-cell office:value-type="float" office:value="2.34258055686951" calcext:value-type="float">
            <text:p>2.34258055686951</text:p>
          </table:table-cell>
        </table:table-row>
        <table:table-row table:style-name="ro1">
          <table:table-cell office:value-type="float" office:value="13699999" calcext:value-type="float">
            <text:p>13699999</text:p>
          </table:table-cell>
          <table:table-cell office:value-type="float" office:value="2.34509205818176" calcext:value-type="float">
            <text:p>2.34509205818176</text:p>
          </table:table-cell>
        </table:table-row>
        <table:table-row table:style-name="ro1">
          <table:table-cell office:value-type="float" office:value="13799999" calcext:value-type="float">
            <text:p>13799999</text:p>
          </table:table-cell>
          <table:table-cell office:value-type="float" office:value="2.3056480884552" calcext:value-type="float">
            <text:p>2.3056480884552</text:p>
          </table:table-cell>
        </table:table-row>
        <table:table-row table:style-name="ro1">
          <table:table-cell office:value-type="float" office:value="13899999" calcext:value-type="float">
            <text:p>13899999</text:p>
          </table:table-cell>
          <table:table-cell office:value-type="float" office:value="2.40798592567444" calcext:value-type="float">
            <text:p>2.40798592567444</text:p>
          </table:table-cell>
        </table:table-row>
        <table:table-row table:style-name="ro1">
          <table:table-cell office:value-type="float" office:value="13999999" calcext:value-type="float">
            <text:p>13999999</text:p>
          </table:table-cell>
          <table:table-cell office:value-type="float" office:value="2.33906936645508" calcext:value-type="float">
            <text:p>2.33906936645508</text:p>
          </table:table-cell>
        </table:table-row>
        <table:table-row table:style-name="ro1">
          <table:table-cell office:value-type="float" office:value="14099999" calcext:value-type="float">
            <text:p>14099999</text:p>
          </table:table-cell>
          <table:table-cell office:value-type="float" office:value="2.58320426940918" calcext:value-type="float">
            <text:p>2.58320426940918</text:p>
          </table:table-cell>
        </table:table-row>
        <table:table-row table:style-name="ro1">
          <table:table-cell office:value-type="float" office:value="14199999" calcext:value-type="float">
            <text:p>14199999</text:p>
          </table:table-cell>
          <table:table-cell office:value-type="float" office:value="2.51871061325073" calcext:value-type="float">
            <text:p>2.51871061325073</text:p>
          </table:table-cell>
        </table:table-row>
        <table:table-row table:style-name="ro1">
          <table:table-cell office:value-type="float" office:value="14299999" calcext:value-type="float">
            <text:p>14299999</text:p>
          </table:table-cell>
          <table:table-cell office:value-type="float" office:value="2.53740072250366" calcext:value-type="float">
            <text:p>2.53740072250366</text:p>
          </table:table-cell>
        </table:table-row>
        <table:table-row table:style-name="ro1">
          <table:table-cell office:value-type="float" office:value="14399999" calcext:value-type="float">
            <text:p>14399999</text:p>
          </table:table-cell>
          <table:table-cell office:value-type="float" office:value="2.54375767707825" calcext:value-type="float">
            <text:p>2.54375767707825</text:p>
          </table:table-cell>
        </table:table-row>
        <table:table-row table:style-name="ro1">
          <table:table-cell office:value-type="float" office:value="14499999" calcext:value-type="float">
            <text:p>14499999</text:p>
          </table:table-cell>
          <table:table-cell office:value-type="float" office:value="2.55515933036804" calcext:value-type="float">
            <text:p>2.55515933036804</text:p>
          </table:table-cell>
        </table:table-row>
        <table:table-row table:style-name="ro1">
          <table:table-cell office:value-type="float" office:value="14599999" calcext:value-type="float">
            <text:p>14599999</text:p>
          </table:table-cell>
          <table:table-cell office:value-type="float" office:value="2.5834333896637" calcext:value-type="float">
            <text:p>2.5834333896637</text:p>
          </table:table-cell>
        </table:table-row>
        <table:table-row table:style-name="ro1">
          <table:table-cell office:value-type="float" office:value="14699999" calcext:value-type="float">
            <text:p>14699999</text:p>
          </table:table-cell>
          <table:table-cell office:value-type="float" office:value="2.58153748512268" calcext:value-type="float">
            <text:p>2.58153748512268</text:p>
          </table:table-cell>
        </table:table-row>
        <table:table-row table:style-name="ro1">
          <table:table-cell office:value-type="float" office:value="14799999" calcext:value-type="float">
            <text:p>14799999</text:p>
          </table:table-cell>
          <table:table-cell office:value-type="float" office:value="3.1039183139801" calcext:value-type="float">
            <text:p>3.1039183139801</text:p>
          </table:table-cell>
        </table:table-row>
        <table:table-row table:style-name="ro1">
          <table:table-cell office:value-type="float" office:value="14899999" calcext:value-type="float">
            <text:p>14899999</text:p>
          </table:table-cell>
          <table:table-cell office:value-type="float" office:value="2.84873294830322" calcext:value-type="float">
            <text:p>2.84873294830322</text:p>
          </table:table-cell>
        </table:table-row>
        <table:table-row table:style-name="ro1">
          <table:table-cell office:value-type="float" office:value="14999999" calcext:value-type="float">
            <text:p>14999999</text:p>
          </table:table-cell>
          <table:table-cell office:value-type="float" office:value="2.90150117874146" calcext:value-type="float">
            <text:p>2.90150117874146</text:p>
          </table:table-cell>
        </table:table-row>
        <table:table-row table:style-name="ro1">
          <table:table-cell office:value-type="float" office:value="15099999" calcext:value-type="float">
            <text:p>15099999</text:p>
          </table:table-cell>
          <table:table-cell office:value-type="float" office:value="3.46428155899048" calcext:value-type="float">
            <text:p>3.46428155899048</text:p>
          </table:table-cell>
        </table:table-row>
        <table:table-row table:style-name="ro1">
          <table:table-cell office:value-type="float" office:value="15199999" calcext:value-type="float">
            <text:p>15199999</text:p>
          </table:table-cell>
          <table:table-cell office:value-type="float" office:value="2.88985562324524" calcext:value-type="float">
            <text:p>2.88985562324524</text:p>
          </table:table-cell>
        </table:table-row>
        <table:table-row table:style-name="ro1">
          <table:table-cell office:value-type="float" office:value="15299999" calcext:value-type="float">
            <text:p>15299999</text:p>
          </table:table-cell>
          <table:table-cell office:value-type="float" office:value="2.86013627052307" calcext:value-type="float">
            <text:p>2.86013627052307</text:p>
          </table:table-cell>
        </table:table-row>
        <table:table-row table:style-name="ro1">
          <table:table-cell office:value-type="float" office:value="15399999" calcext:value-type="float">
            <text:p>15399999</text:p>
          </table:table-cell>
          <table:table-cell office:value-type="float" office:value="2.94107365608215" calcext:value-type="float">
            <text:p>2.94107365608215</text:p>
          </table:table-cell>
        </table:table-row>
        <table:table-row table:style-name="ro1">
          <table:table-cell office:value-type="float" office:value="15499999" calcext:value-type="float">
            <text:p>15499999</text:p>
          </table:table-cell>
          <table:table-cell office:value-type="float" office:value="2.75714206695557" calcext:value-type="float">
            <text:p>2.75714206695557</text:p>
          </table:table-cell>
        </table:table-row>
        <table:table-row table:style-name="ro1">
          <table:table-cell office:value-type="float" office:value="15599999" calcext:value-type="float">
            <text:p>15599999</text:p>
          </table:table-cell>
          <table:table-cell office:value-type="float" office:value="2.71430206298828" calcext:value-type="float">
            <text:p>2.71430206298828</text:p>
          </table:table-cell>
        </table:table-row>
        <table:table-row table:style-name="ro1">
          <table:table-cell office:value-type="float" office:value="15699999" calcext:value-type="float">
            <text:p>15699999</text:p>
          </table:table-cell>
          <table:table-cell office:value-type="float" office:value="2.67266249656677" calcext:value-type="float">
            <text:p>2.67266249656677</text:p>
          </table:table-cell>
        </table:table-row>
        <table:table-row table:style-name="ro1">
          <table:table-cell office:value-type="float" office:value="15799999" calcext:value-type="float">
            <text:p>15799999</text:p>
          </table:table-cell>
          <table:table-cell office:value-type="float" office:value="2.69543766975403" calcext:value-type="float">
            <text:p>2.69543766975403</text:p>
          </table:table-cell>
        </table:table-row>
        <table:table-row table:style-name="ro1">
          <table:table-cell office:value-type="float" office:value="15899999" calcext:value-type="float">
            <text:p>15899999</text:p>
          </table:table-cell>
          <table:table-cell office:value-type="float" office:value="2.64584541320801" calcext:value-type="float">
            <text:p>2.64584541320801</text:p>
          </table:table-cell>
        </table:table-row>
        <table:table-row table:style-name="ro1">
          <table:table-cell office:value-type="float" office:value="15999999" calcext:value-type="float">
            <text:p>15999999</text:p>
          </table:table-cell>
          <table:table-cell office:value-type="float" office:value="2.69111800193787" calcext:value-type="float">
            <text:p>2.69111800193787</text:p>
          </table:table-cell>
        </table:table-row>
        <table:table-row table:style-name="ro1">
          <table:table-cell office:value-type="float" office:value="16099999" calcext:value-type="float">
            <text:p>16099999</text:p>
          </table:table-cell>
          <table:table-cell office:value-type="float" office:value="2.69311809539795" calcext:value-type="float">
            <text:p>2.69311809539795</text:p>
          </table:table-cell>
        </table:table-row>
        <table:table-row table:style-name="ro1">
          <table:table-cell office:value-type="float" office:value="16199999" calcext:value-type="float">
            <text:p>16199999</text:p>
          </table:table-cell>
          <table:table-cell office:value-type="float" office:value="2.71561074256897" calcext:value-type="float">
            <text:p>2.71561074256897</text:p>
          </table:table-cell>
        </table:table-row>
        <table:table-row table:style-name="ro1">
          <table:table-cell office:value-type="float" office:value="16299999" calcext:value-type="float">
            <text:p>16299999</text:p>
          </table:table-cell>
          <table:table-cell office:value-type="float" office:value="2.69912576675415" calcext:value-type="float">
            <text:p>2.69912576675415</text:p>
          </table:table-cell>
        </table:table-row>
        <table:table-row table:style-name="ro1">
          <table:table-cell office:value-type="float" office:value="16399999" calcext:value-type="float">
            <text:p>16399999</text:p>
          </table:table-cell>
          <table:table-cell office:value-type="float" office:value="2.79890465736389" calcext:value-type="float">
            <text:p>2.79890465736389</text:p>
          </table:table-cell>
        </table:table-row>
        <table:table-row table:style-name="ro1">
          <table:table-cell office:value-type="float" office:value="16499999" calcext:value-type="float">
            <text:p>16499999</text:p>
          </table:table-cell>
          <table:table-cell office:value-type="float" office:value="2.74830913543701" calcext:value-type="float">
            <text:p>2.74830913543701</text:p>
          </table:table-cell>
        </table:table-row>
        <table:table-row table:style-name="ro1">
          <table:table-cell office:value-type="float" office:value="16599999" calcext:value-type="float">
            <text:p>16599999</text:p>
          </table:table-cell>
          <table:table-cell office:value-type="float" office:value="2.88968133926392" calcext:value-type="float">
            <text:p>2.88968133926392</text:p>
          </table:table-cell>
        </table:table-row>
        <table:table-row table:style-name="ro1">
          <table:table-cell office:value-type="float" office:value="16699999" calcext:value-type="float">
            <text:p>16699999</text:p>
          </table:table-cell>
          <table:table-cell office:value-type="float" office:value="2.76697182655334" calcext:value-type="float">
            <text:p>2.76697182655334</text:p>
          </table:table-cell>
        </table:table-row>
        <table:table-row table:style-name="ro1">
          <table:table-cell office:value-type="float" office:value="16799999" calcext:value-type="float">
            <text:p>16799999</text:p>
          </table:table-cell>
          <table:table-cell office:value-type="float" office:value="2.67061161994934" calcext:value-type="float">
            <text:p>2.67061161994934</text:p>
          </table:table-cell>
        </table:table-row>
        <table:table-row table:style-name="ro1">
          <table:table-cell office:value-type="float" office:value="16899999" calcext:value-type="float">
            <text:p>16899999</text:p>
          </table:table-cell>
          <table:table-cell office:value-type="float" office:value="2.72813200950623" calcext:value-type="float">
            <text:p>2.72813200950623</text:p>
          </table:table-cell>
        </table:table-row>
        <table:table-row table:style-name="ro1">
          <table:table-cell office:value-type="float" office:value="16999999" calcext:value-type="float">
            <text:p>16999999</text:p>
          </table:table-cell>
          <table:table-cell office:value-type="float" office:value="2.73699498176575" calcext:value-type="float">
            <text:p>2.73699498176575</text:p>
          </table:table-cell>
        </table:table-row>
        <table:table-row table:style-name="ro1">
          <table:table-cell office:value-type="float" office:value="17099999" calcext:value-type="float">
            <text:p>17099999</text:p>
          </table:table-cell>
          <table:table-cell office:value-type="float" office:value="2.82457637786865" calcext:value-type="float">
            <text:p>2.82457637786865</text:p>
          </table:table-cell>
        </table:table-row>
        <table:table-row table:style-name="ro1">
          <table:table-cell office:value-type="float" office:value="17199999" calcext:value-type="float">
            <text:p>17199999</text:p>
          </table:table-cell>
          <table:table-cell office:value-type="float" office:value="2.83479118347168" calcext:value-type="float">
            <text:p>2.83479118347168</text:p>
          </table:table-cell>
        </table:table-row>
        <table:table-row table:style-name="ro1">
          <table:table-cell office:value-type="float" office:value="17299999" calcext:value-type="float">
            <text:p>17299999</text:p>
          </table:table-cell>
          <table:table-cell office:value-type="float" office:value="2.93964147567749" calcext:value-type="float">
            <text:p>2.93964147567749</text:p>
          </table:table-cell>
        </table:table-row>
        <table:table-row table:style-name="ro1">
          <table:table-cell office:value-type="float" office:value="17399999" calcext:value-type="float">
            <text:p>17399999</text:p>
          </table:table-cell>
          <table:table-cell office:value-type="float" office:value="3.0389895439148" calcext:value-type="float">
            <text:p>3.0389895439148</text:p>
          </table:table-cell>
        </table:table-row>
        <table:table-row table:style-name="ro1">
          <table:table-cell office:value-type="float" office:value="17499999" calcext:value-type="float">
            <text:p>17499999</text:p>
          </table:table-cell>
          <table:table-cell office:value-type="float" office:value="3.18633627891541" calcext:value-type="float">
            <text:p>3.18633627891541</text:p>
          </table:table-cell>
        </table:table-row>
        <table:table-row table:style-name="ro1">
          <table:table-cell office:value-type="float" office:value="17599999" calcext:value-type="float">
            <text:p>17599999</text:p>
          </table:table-cell>
          <table:table-cell office:value-type="float" office:value="3.00244307518005" calcext:value-type="float">
            <text:p>3.00244307518005</text:p>
          </table:table-cell>
        </table:table-row>
        <table:table-row table:style-name="ro1">
          <table:table-cell office:value-type="float" office:value="17699999" calcext:value-type="float">
            <text:p>17699999</text:p>
          </table:table-cell>
          <table:table-cell office:value-type="float" office:value="3.06858849525452" calcext:value-type="float">
            <text:p>3.06858849525452</text:p>
          </table:table-cell>
        </table:table-row>
        <table:table-row table:style-name="ro1">
          <table:table-cell office:value-type="float" office:value="17799999" calcext:value-type="float">
            <text:p>17799999</text:p>
          </table:table-cell>
          <table:table-cell office:value-type="float" office:value="3.19441318511963" calcext:value-type="float">
            <text:p>3.19441318511963</text:p>
          </table:table-cell>
        </table:table-row>
        <table:table-row table:style-name="ro1">
          <table:table-cell office:value-type="float" office:value="17899999" calcext:value-type="float">
            <text:p>17899999</text:p>
          </table:table-cell>
          <table:table-cell office:value-type="float" office:value="3.08616471290588" calcext:value-type="float">
            <text:p>3.08616471290588</text:p>
          </table:table-cell>
        </table:table-row>
        <table:table-row table:style-name="ro1">
          <table:table-cell office:value-type="float" office:value="17999999" calcext:value-type="float">
            <text:p>17999999</text:p>
          </table:table-cell>
          <table:table-cell office:value-type="float" office:value="3.20687294006348" calcext:value-type="float">
            <text:p>3.20687294006348</text:p>
          </table:table-cell>
        </table:table-row>
        <table:table-row table:style-name="ro1">
          <table:table-cell office:value-type="float" office:value="18099999" calcext:value-type="float">
            <text:p>18099999</text:p>
          </table:table-cell>
          <table:table-cell office:value-type="float" office:value="3.15755295753479" calcext:value-type="float">
            <text:p>3.15755295753479</text:p>
          </table:table-cell>
        </table:table-row>
        <table:table-row table:style-name="ro1">
          <table:table-cell office:value-type="float" office:value="18199999" calcext:value-type="float">
            <text:p>18199999</text:p>
          </table:table-cell>
          <table:table-cell office:value-type="float" office:value="3.14880514144897" calcext:value-type="float">
            <text:p>3.14880514144897</text:p>
          </table:table-cell>
        </table:table-row>
        <table:table-row table:style-name="ro1">
          <table:table-cell office:value-type="float" office:value="18299999" calcext:value-type="float">
            <text:p>18299999</text:p>
          </table:table-cell>
          <table:table-cell office:value-type="float" office:value="3.23159837722778" calcext:value-type="float">
            <text:p>3.23159837722778</text:p>
          </table:table-cell>
        </table:table-row>
        <table:table-row table:style-name="ro1">
          <table:table-cell office:value-type="float" office:value="18399999" calcext:value-type="float">
            <text:p>18399999</text:p>
          </table:table-cell>
          <table:table-cell office:value-type="float" office:value="3.15216898918152" calcext:value-type="float">
            <text:p>3.15216898918152</text:p>
          </table:table-cell>
        </table:table-row>
        <table:table-row table:style-name="ro1">
          <table:table-cell office:value-type="float" office:value="18499999" calcext:value-type="float">
            <text:p>18499999</text:p>
          </table:table-cell>
          <table:table-cell office:value-type="float" office:value="3.07843923568726" calcext:value-type="float">
            <text:p>3.07843923568726</text:p>
          </table:table-cell>
        </table:table-row>
        <table:table-row table:style-name="ro1">
          <table:table-cell office:value-type="float" office:value="18599999" calcext:value-type="float">
            <text:p>18599999</text:p>
          </table:table-cell>
          <table:table-cell office:value-type="float" office:value="3.22395396232605" calcext:value-type="float">
            <text:p>3.22395396232605</text:p>
          </table:table-cell>
        </table:table-row>
        <table:table-row table:style-name="ro1">
          <table:table-cell office:value-type="float" office:value="18699999" calcext:value-type="float">
            <text:p>18699999</text:p>
          </table:table-cell>
          <table:table-cell office:value-type="float" office:value="3.2492458820343" calcext:value-type="float">
            <text:p>3.2492458820343</text:p>
          </table:table-cell>
        </table:table-row>
        <table:table-row table:style-name="ro1">
          <table:table-cell office:value-type="float" office:value="18799999" calcext:value-type="float">
            <text:p>18799999</text:p>
          </table:table-cell>
          <table:table-cell office:value-type="float" office:value="3.32342314720154" calcext:value-type="float">
            <text:p>3.32342314720154</text:p>
          </table:table-cell>
        </table:table-row>
        <table:table-row table:style-name="ro1">
          <table:table-cell office:value-type="float" office:value="18899999" calcext:value-type="float">
            <text:p>18899999</text:p>
          </table:table-cell>
          <table:table-cell office:value-type="float" office:value="3.31889605522156" calcext:value-type="float">
            <text:p>3.31889605522156</text:p>
          </table:table-cell>
        </table:table-row>
        <table:table-row table:style-name="ro1">
          <table:table-cell office:value-type="float" office:value="18999999" calcext:value-type="float">
            <text:p>18999999</text:p>
          </table:table-cell>
          <table:table-cell office:value-type="float" office:value="3.49707245826721" calcext:value-type="float">
            <text:p>3.49707245826721</text:p>
          </table:table-cell>
        </table:table-row>
        <table:table-row table:style-name="ro1">
          <table:table-cell office:value-type="float" office:value="19099999" calcext:value-type="float">
            <text:p>19099999</text:p>
          </table:table-cell>
          <table:table-cell office:value-type="float" office:value="3.4111602306366" calcext:value-type="float">
            <text:p>3.4111602306366</text:p>
          </table:table-cell>
        </table:table-row>
        <table:table-row table:style-name="ro1">
          <table:table-cell office:value-type="float" office:value="19199999" calcext:value-type="float">
            <text:p>19199999</text:p>
          </table:table-cell>
          <table:table-cell office:value-type="float" office:value="3.38281035423279" calcext:value-type="float">
            <text:p>3.38281035423279</text:p>
          </table:table-cell>
        </table:table-row>
        <table:table-row table:style-name="ro1">
          <table:table-cell office:value-type="float" office:value="19299999" calcext:value-type="float">
            <text:p>19299999</text:p>
          </table:table-cell>
          <table:table-cell office:value-type="float" office:value="3.40315461158752" calcext:value-type="float">
            <text:p>3.40315461158752</text:p>
          </table:table-cell>
        </table:table-row>
        <table:table-row table:style-name="ro1">
          <table:table-cell office:value-type="float" office:value="19399999" calcext:value-type="float">
            <text:p>19399999</text:p>
          </table:table-cell>
          <table:table-cell office:value-type="float" office:value="3.29516267776489" calcext:value-type="float">
            <text:p>3.29516267776489</text:p>
          </table:table-cell>
        </table:table-row>
        <table:table-row table:style-name="ro1">
          <table:table-cell office:value-type="float" office:value="19499999" calcext:value-type="float">
            <text:p>19499999</text:p>
          </table:table-cell>
          <table:table-cell office:value-type="float" office:value="3.76812791824341" calcext:value-type="float">
            <text:p>3.76812791824341</text:p>
          </table:table-cell>
        </table:table-row>
        <table:table-row table:style-name="ro1">
          <table:table-cell office:value-type="float" office:value="19599999" calcext:value-type="float">
            <text:p>19599999</text:p>
          </table:table-cell>
          <table:table-cell office:value-type="float" office:value="3.61467289924622" calcext:value-type="float">
            <text:p>3.61467289924622</text:p>
          </table:table-cell>
        </table:table-row>
        <table:table-row table:style-name="ro1">
          <table:table-cell office:value-type="float" office:value="19699999" calcext:value-type="float">
            <text:p>19699999</text:p>
          </table:table-cell>
          <table:table-cell office:value-type="float" office:value="3.39272689819336" calcext:value-type="float">
            <text:p>3.39272689819336</text:p>
          </table:table-cell>
        </table:table-row>
        <table:table-row table:style-name="ro1">
          <table:table-cell office:value-type="float" office:value="19799999" calcext:value-type="float">
            <text:p>19799999</text:p>
          </table:table-cell>
          <table:table-cell office:value-type="float" office:value="3.48569202423096" calcext:value-type="float">
            <text:p>3.48569202423096</text:p>
          </table:table-cell>
        </table:table-row>
        <table:table-row table:style-name="ro1">
          <table:table-cell office:value-type="float" office:value="19899999" calcext:value-type="float">
            <text:p>19899999</text:p>
          </table:table-cell>
          <table:table-cell office:value-type="float" office:value="3.46267890930176" calcext:value-type="float">
            <text:p>3.46267890930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09-29T13:47:58.210901766</meta:creation-date>
    <dc:date>2023-09-29T16:09:39.108837322</dc:date>
    <dc:creator>Vincent Keller</dc:creator>
    <meta:editing-duration>PT2H21M40S</meta:editing-duration>
    <meta:editing-cycles>3</meta:editing-cycles>
    <meta:generator>LibreOffice/7.4.5.1$Linux_X86_64 LibreOffice_project/9c0871452b3918c1019dde9bfac75448afc4b57f</meta:generator>
    <meta:document-statistic meta:table-count="3" meta:cell-count="8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2cm" svg:stroke-color="#004586"/>
    </style:style>
    <style:style style:name="ch12" style:family="chart" style:data-style-name="N81">
      <style:text-properties fo:font-size="12pt" fo:font-weight="bol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79cm" svg:height="11.242cm" xlink:href=".." xlink:type="simple" chart:class="chart:scatter" chart:style-name="ch1">
        <chart:title svg:x="7.148cm" svg:y="0.36cm" chart:style-name="ch2">
          <text:p>Crible d'Eratosthène</text:p>
        </chart:title>
        <chart:legend chart:legend-position="end" svg:x="14.62cm" svg:y="5.02cm" style:legend-expansion="high" chart:style-name="ch3"/>
        <chart:plot-area chart:style-name="ch4" table:cell-range-address="'Crible Eratosthene'.A2:'Crible Eratosthene'.B181 'Crible Eratosthene'.B1:'Crible Eratosthene'.B1" chart:data-source-has-labels="row" svg:x="1.882cm" svg:y="1.617cm" svg:width="13.302cm" svg:height="6.784cm">
          <chart:coordinate-region svg:x="2.609cm" svg:y="1.816cm" svg:width="11.832cm" svg:height="5.938cm"/>
          <chart:axis chart:dimension="x" chart:name="primary-x" chart:style-name="ch5">
            <chart:title svg:x="7.994cm" svg:y="8.625cm" chart:style-name="ch6">
              <text:p>taille</text:p>
            </chart:title>
          </chart:axis>
          <chart:axis chart:dimension="y" chart:name="primary-y" chart:style-name="ch7">
            <chart:title svg:x="0.779cm" svg:y="6.011cm" chart:style-name="ch8">
              <text:p>temps [s]</text:p>
            </chart:title>
            <chart:grid chart:style-name="ch9" chart:class="major"/>
          </chart:axis>
          <chart:series chart:style-name="ch10" chart:values-cell-range-address="'Crible Eratosthene'.B2:'Crible Eratosthene'.B181" chart:label-cell-address="'Crible Eratosthene'.B1:'Crible Eratosthene'.B1" chart:class="chart:scatter">
            <chart:domain table:cell-range-address="'Crible Eratosthene'.A2:'Crible Eratosthene'.A181"/>
            <chart:regression-curve chart:style-name="ch11">
              <chart:equation chart:display-equation="true" chart:display-r-square="false" svg:x="11.345cm" svg:y="9.566cm" chart:style-name="ch12"/>
            </chart:regression-curve>
            <chart:data-point chart:repeated="73"/>
            <chart:data-point chart:style-name="ch13"/>
            <chart:data-point chart:repeated="103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[s]</text:p>
                <draw:g>
                  <svg:desc>'Crible Eratosthene'.B1:'Crible Eratosthen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'Crible Eratosthene'.A2:'Crible Eratosthene'.A181</svg:desc>
                </draw:g>
              </table:table-cell>
              <table:table-cell office:value-type="float" office:value="0.309004306793213">
                <text:p>0.309004306793213</text:p>
                <draw:g>
                  <svg:desc>'Crible Eratosthene'.B2:'Crible Eratosthene'.B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000">
                <text:p>1050000</text:p>
              </table:table-cell>
              <table:table-cell office:value-type="float" office:value="0.338730812072754">
                <text:p>0.33873081207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000">
                <text:p>1100000</text:p>
              </table:table-cell>
              <table:table-cell office:value-type="float" office:value="0.334595441818237">
                <text:p>0.334595441818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000">
                <text:p>1150000</text:p>
              </table:table-cell>
              <table:table-cell office:value-type="float" office:value="0.350643873214722">
                <text:p>0.350643873214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0">
                <text:p>1200000</text:p>
              </table:table-cell>
              <table:table-cell office:value-type="float" office:value="0.383651971817017">
                <text:p>0.383651971817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00">
                <text:p>1250000</text:p>
              </table:table-cell>
              <table:table-cell office:value-type="float" office:value="0.391462326049805">
                <text:p>0.391462326049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00">
                <text:p>1300000</text:p>
              </table:table-cell>
              <table:table-cell office:value-type="float" office:value="0.407256126403809">
                <text:p>0.407256126403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0000">
                <text:p>1350000</text:p>
              </table:table-cell>
              <table:table-cell office:value-type="float" office:value="0.422714471817017">
                <text:p>0.422714471817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000">
                <text:p>1400000</text:p>
              </table:table-cell>
              <table:table-cell office:value-type="float" office:value="0.445404052734375">
                <text:p>0.4454040527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0000">
                <text:p>1450000</text:p>
              </table:table-cell>
              <table:table-cell office:value-type="float" office:value="0.444610357284546">
                <text:p>0.44461035728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000">
                <text:p>1500000</text:p>
              </table:table-cell>
              <table:table-cell office:value-type="float" office:value="0.468909740447998">
                <text:p>0.468909740447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000">
                <text:p>1550000</text:p>
              </table:table-cell>
              <table:table-cell office:value-type="float" office:value="0.50907826423645">
                <text:p>0.50907826423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000">
                <text:p>1600000</text:p>
              </table:table-cell>
              <table:table-cell office:value-type="float" office:value="0.548432111740112">
                <text:p>0.548432111740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0000">
                <text:p>1650000</text:p>
              </table:table-cell>
              <table:table-cell office:value-type="float" office:value="0.533925533294678">
                <text:p>0.533925533294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000">
                <text:p>1700000</text:p>
              </table:table-cell>
              <table:table-cell office:value-type="float" office:value="0.533672094345093">
                <text:p>0.533672094345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000">
                <text:p>1750000</text:p>
              </table:table-cell>
              <table:table-cell office:value-type="float" office:value="0.559209108352661">
                <text:p>0.559209108352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00">
                <text:p>1800000</text:p>
              </table:table-cell>
              <table:table-cell office:value-type="float" office:value="0.569193840026856">
                <text:p>0.569193840026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0000">
                <text:p>1850000</text:p>
              </table:table-cell>
              <table:table-cell office:value-type="float" office:value="0.630457162857056">
                <text:p>0.630457162857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0.681310415267944">
                <text:p>0.681310415267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0000">
                <text:p>1950000</text:p>
              </table:table-cell>
              <table:table-cell office:value-type="float" office:value="0.635723352432251">
                <text:p>0.635723352432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0.644558191299439">
                <text:p>0.644558191299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0000">
                <text:p>2050000</text:p>
              </table:table-cell>
              <table:table-cell office:value-type="float" office:value="0.661443948745728">
                <text:p>0.661443948745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0000">
                <text:p>2100000</text:p>
              </table:table-cell>
              <table:table-cell office:value-type="float" office:value="0.749276876449585">
                <text:p>0.749276876449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50000">
                <text:p>2150000</text:p>
              </table:table-cell>
              <table:table-cell office:value-type="float" office:value="0.695636034011841">
                <text:p>0.695636034011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000">
                <text:p>2200000</text:p>
              </table:table-cell>
              <table:table-cell office:value-type="float" office:value="0.709592580795288">
                <text:p>0.709592580795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0000">
                <text:p>2250000</text:p>
              </table:table-cell>
              <table:table-cell office:value-type="float" office:value="0.730451583862305">
                <text:p>0.730451583862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0000">
                <text:p>2300000</text:p>
              </table:table-cell>
              <table:table-cell office:value-type="float" office:value="0.743125915527344">
                <text:p>0.743125915527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0000">
                <text:p>2350000</text:p>
              </table:table-cell>
              <table:table-cell office:value-type="float" office:value="0.773744344711304">
                <text:p>0.773744344711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0000">
                <text:p>2400000</text:p>
              </table:table-cell>
              <table:table-cell office:value-type="float" office:value="0.797520637512207">
                <text:p>0.797520637512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0000">
                <text:p>2450000</text:p>
              </table:table-cell>
              <table:table-cell office:value-type="float" office:value="0.794789552688599">
                <text:p>0.794789552688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000">
                <text:p>2500000</text:p>
              </table:table-cell>
              <table:table-cell office:value-type="float" office:value="0.816408634185791">
                <text:p>0.816408634185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0000">
                <text:p>2550000</text:p>
              </table:table-cell>
              <table:table-cell office:value-type="float" office:value="0.85033392906189">
                <text:p>0.85033392906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0000">
                <text:p>2600000</text:p>
              </table:table-cell>
              <table:table-cell office:value-type="float" office:value="0.816951751708984">
                <text:p>0.816951751708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50000">
                <text:p>2650000</text:p>
              </table:table-cell>
              <table:table-cell office:value-type="float" office:value="0.849730968475342">
                <text:p>0.849730968475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0000">
                <text:p>2700000</text:p>
              </table:table-cell>
              <table:table-cell office:value-type="float" office:value="0.861871480941773">
                <text:p>0.861871480941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0000">
                <text:p>2750000</text:p>
              </table:table-cell>
              <table:table-cell office:value-type="float" office:value="0.890935897827148">
                <text:p>0.890935897827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0000">
                <text:p>2800000</text:p>
              </table:table-cell>
              <table:table-cell office:value-type="float" office:value="0.890654802322388">
                <text:p>0.890654802322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0000">
                <text:p>2850000</text:p>
              </table:table-cell>
              <table:table-cell office:value-type="float" office:value="0.936116218566895">
                <text:p>0.936116218566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0000">
                <text:p>2900000</text:p>
              </table:table-cell>
              <table:table-cell office:value-type="float" office:value="0.971509695053101">
                <text:p>0.971509695053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0000">
                <text:p>2950000</text:p>
              </table:table-cell>
              <table:table-cell office:value-type="float" office:value="0.958927392959595">
                <text:p>0.958927392959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000">
                <text:p>3000000</text:p>
              </table:table-cell>
              <table:table-cell office:value-type="float" office:value="0.977892875671387">
                <text:p>0.977892875671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50000">
                <text:p>3050000</text:p>
              </table:table-cell>
              <table:table-cell office:value-type="float" office:value="0.977314472198486">
                <text:p>0.977314472198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00000">
                <text:p>3100000</text:p>
              </table:table-cell>
              <table:table-cell office:value-type="float" office:value="0.989709377288818">
                <text:p>0.989709377288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50000">
                <text:p>3150000</text:p>
              </table:table-cell>
              <table:table-cell office:value-type="float" office:value="1.04668712615967">
                <text:p>1.04668712615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0000">
                <text:p>3200000</text:p>
              </table:table-cell>
              <table:table-cell office:value-type="float" office:value="1.03472471237183">
                <text:p>1.03472471237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50000">
                <text:p>3250000</text:p>
              </table:table-cell>
              <table:table-cell office:value-type="float" office:value="1.07565093040466">
                <text:p>1.075650930404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0000">
                <text:p>3300000</text:p>
              </table:table-cell>
              <table:table-cell office:value-type="float" office:value="1.06546258926392">
                <text:p>1.06546258926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50000">
                <text:p>3350000</text:p>
              </table:table-cell>
              <table:table-cell office:value-type="float" office:value="1.11822295188904">
                <text:p>1.11822295188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00000">
                <text:p>3400000</text:p>
              </table:table-cell>
              <table:table-cell office:value-type="float" office:value="1.12723684310913">
                <text:p>1.12723684310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50000">
                <text:p>3450000</text:p>
              </table:table-cell>
              <table:table-cell office:value-type="float" office:value="1.15560913085938">
                <text:p>1.155609130859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0000">
                <text:p>3500000</text:p>
              </table:table-cell>
              <table:table-cell office:value-type="float" office:value="1.15077066421509">
                <text:p>1.15077066421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50000">
                <text:p>3550000</text:p>
              </table:table-cell>
              <table:table-cell office:value-type="float" office:value="1.18877673149109">
                <text:p>1.18877673149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0000">
                <text:p>3600000</text:p>
              </table:table-cell>
              <table:table-cell office:value-type="float" office:value="1.21043801307678">
                <text:p>1.21043801307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50000">
                <text:p>3650000</text:p>
              </table:table-cell>
              <table:table-cell office:value-type="float" office:value="1.21451306343079">
                <text:p>1.21451306343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0000">
                <text:p>3700000</text:p>
              </table:table-cell>
              <table:table-cell office:value-type="float" office:value="1.23973441123962">
                <text:p>1.23973441123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50000">
                <text:p>3750000</text:p>
              </table:table-cell>
              <table:table-cell office:value-type="float" office:value="1.29909658432007">
                <text:p>1.29909658432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0000">
                <text:p>3800000</text:p>
              </table:table-cell>
              <table:table-cell office:value-type="float" office:value="1.34706687927246">
                <text:p>1.34706687927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50000">
                <text:p>3850000</text:p>
              </table:table-cell>
              <table:table-cell office:value-type="float" office:value="1.30757689476013">
                <text:p>1.30757689476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0000">
                <text:p>3900000</text:p>
              </table:table-cell>
              <table:table-cell office:value-type="float" office:value="1.43262457847595">
                <text:p>1.43262457847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50000">
                <text:p>3950000</text:p>
              </table:table-cell>
              <table:table-cell office:value-type="float" office:value="1.45359086990356">
                <text:p>1.453590869903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0000">
                <text:p>4000000</text:p>
              </table:table-cell>
              <table:table-cell office:value-type="float" office:value="1.50394725799561">
                <text:p>1.503947257995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0000">
                <text:p>4050000</text:p>
              </table:table-cell>
              <table:table-cell office:value-type="float" office:value="1.42956233024597">
                <text:p>1.42956233024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0000">
                <text:p>4100000</text:p>
              </table:table-cell>
              <table:table-cell office:value-type="float" office:value="1.45158433914185">
                <text:p>1.45158433914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50000">
                <text:p>4150000</text:p>
              </table:table-cell>
              <table:table-cell office:value-type="float" office:value="1.43839383125305">
                <text:p>1.43839383125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00000">
                <text:p>4200000</text:p>
              </table:table-cell>
              <table:table-cell office:value-type="float" office:value="1.4734091758728">
                <text:p>1.4734091758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50000">
                <text:p>4250000</text:p>
              </table:table-cell>
              <table:table-cell office:value-type="float" office:value="1.53251004219055">
                <text:p>1.53251004219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00000">
                <text:p>4300000</text:p>
              </table:table-cell>
              <table:table-cell office:value-type="float" office:value="1.53075742721558">
                <text:p>1.53075742721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0000">
                <text:p>4350000</text:p>
              </table:table-cell>
              <table:table-cell office:value-type="float" office:value="1.50354480743408">
                <text:p>1.50354480743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00000">
                <text:p>4400000</text:p>
              </table:table-cell>
              <table:table-cell office:value-type="float" office:value="1.65283846855164">
                <text:p>1.65283846855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0000">
                <text:p>4450000</text:p>
              </table:table-cell>
              <table:table-cell office:value-type="float" office:value="1.82460260391235">
                <text:p>1.82460260391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00000">
                <text:p>4500000</text:p>
              </table:table-cell>
              <table:table-cell office:value-type="float" office:value="1.65163350105286">
                <text:p>1.65163350105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0000">
                <text:p>4550000</text:p>
              </table:table-cell>
              <table:table-cell office:value-type="float" office:value="2.07177042961121">
                <text:p>2.07177042961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0000">
                <text:p>4600000</text:p>
              </table:table-cell>
              <table:table-cell office:value-type="float" office:value="2.16709804534912">
                <text:p>2.16709804534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50000">
                <text:p>4650000</text:p>
              </table:table-cell>
              <table:table-cell office:value-type="float" office:value="1.56196188926697">
                <text:p>1.561961889266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00000">
                <text:p>4700000</text:p>
              </table:table-cell>
              <table:table-cell office:value-type="float" office:value="1.541659116745">
                <text:p>1.5416591167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50000">
                <text:p>4750000</text:p>
              </table:table-cell>
              <table:table-cell office:value-type="float" office:value="1.56956601142883">
                <text:p>1.56956601142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0000">
                <text:p>4800000</text:p>
              </table:table-cell>
              <table:table-cell office:value-type="float" office:value="1.58176064491272">
                <text:p>1.581760644912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50000">
                <text:p>4850000</text:p>
              </table:table-cell>
              <table:table-cell office:value-type="float" office:value="1.58310174942017">
                <text:p>1.58310174942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00000">
                <text:p>4900000</text:p>
              </table:table-cell>
              <table:table-cell office:value-type="float" office:value="1.6201012134552">
                <text:p>1.6201012134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50000">
                <text:p>4950000</text:p>
              </table:table-cell>
              <table:table-cell office:value-type="float" office:value="1.62190937995911">
                <text:p>1.62190937995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0000">
                <text:p>5000000</text:p>
              </table:table-cell>
              <table:table-cell office:value-type="float" office:value="1.61967062950134">
                <text:p>1.619670629501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50000">
                <text:p>5050000</text:p>
              </table:table-cell>
              <table:table-cell office:value-type="float" office:value="1.67626428604126">
                <text:p>1.67626428604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00000">
                <text:p>5100000</text:p>
              </table:table-cell>
              <table:table-cell office:value-type="float" office:value="1.67852163314819">
                <text:p>1.678521633148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50000">
                <text:p>5150000</text:p>
              </table:table-cell>
              <table:table-cell office:value-type="float" office:value="1.74498915672302">
                <text:p>1.74498915672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00000">
                <text:p>5200000</text:p>
              </table:table-cell>
              <table:table-cell office:value-type="float" office:value="1.73188710212708">
                <text:p>1.73188710212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0000">
                <text:p>5250000</text:p>
              </table:table-cell>
              <table:table-cell office:value-type="float" office:value="1.75736021995544">
                <text:p>1.757360219955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00000">
                <text:p>5300000</text:p>
              </table:table-cell>
              <table:table-cell office:value-type="float" office:value="1.74541091918945">
                <text:p>1.74541091918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50000">
                <text:p>5350000</text:p>
              </table:table-cell>
              <table:table-cell office:value-type="float" office:value="1.75447559356689">
                <text:p>1.75447559356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00000">
                <text:p>5400000</text:p>
              </table:table-cell>
              <table:table-cell office:value-type="float" office:value="1.71658134460449">
                <text:p>1.71658134460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50000">
                <text:p>5450000</text:p>
              </table:table-cell>
              <table:table-cell office:value-type="float" office:value="1.75229263305664">
                <text:p>1.752292633056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00000">
                <text:p>5500000</text:p>
              </table:table-cell>
              <table:table-cell office:value-type="float" office:value="1.75183272361755">
                <text:p>1.75183272361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50000">
                <text:p>5550000</text:p>
              </table:table-cell>
              <table:table-cell office:value-type="float" office:value="1.83571195602417">
                <text:p>1.835711956024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00000">
                <text:p>5600000</text:p>
              </table:table-cell>
              <table:table-cell office:value-type="float" office:value="1.79244780540466">
                <text:p>1.79244780540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50000">
                <text:p>5650000</text:p>
              </table:table-cell>
              <table:table-cell office:value-type="float" office:value="1.81559777259827">
                <text:p>1.81559777259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00000">
                <text:p>5700000</text:p>
              </table:table-cell>
              <table:table-cell office:value-type="float" office:value="1.82856297492981">
                <text:p>1.828562974929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50000">
                <text:p>5750000</text:p>
              </table:table-cell>
              <table:table-cell office:value-type="float" office:value="1.88485980033875">
                <text:p>1.88485980033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00000">
                <text:p>5800000</text:p>
              </table:table-cell>
              <table:table-cell office:value-type="float" office:value="1.87229156494141">
                <text:p>1.87229156494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50000">
                <text:p>5850000</text:p>
              </table:table-cell>
              <table:table-cell office:value-type="float" office:value="1.90917181968689">
                <text:p>1.9091718196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00000">
                <text:p>5900000</text:p>
              </table:table-cell>
              <table:table-cell office:value-type="float" office:value="1.882075548172">
                <text:p>1.8820755481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0000">
                <text:p>5950000</text:p>
              </table:table-cell>
              <table:table-cell office:value-type="float" office:value="1.91407251358032">
                <text:p>1.91407251358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00000">
                <text:p>6000000</text:p>
              </table:table-cell>
              <table:table-cell office:value-type="float" office:value="1.98618865013123">
                <text:p>1.98618865013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50000">
                <text:p>6050000</text:p>
              </table:table-cell>
              <table:table-cell office:value-type="float" office:value="1.96937704086304">
                <text:p>1.969377040863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00000">
                <text:p>6100000</text:p>
              </table:table-cell>
              <table:table-cell office:value-type="float" office:value="2.00686049461365">
                <text:p>2.00686049461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50000">
                <text:p>6150000</text:p>
              </table:table-cell>
              <table:table-cell office:value-type="float" office:value="1.99818897247314">
                <text:p>1.998188972473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00000">
                <text:p>6200000</text:p>
              </table:table-cell>
              <table:table-cell office:value-type="float" office:value="1.9996657371521">
                <text:p>1.99966573715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50000">
                <text:p>6250000</text:p>
              </table:table-cell>
              <table:table-cell office:value-type="float" office:value="2.03011918067932">
                <text:p>2.030119180679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00000">
                <text:p>6300000</text:p>
              </table:table-cell>
              <table:table-cell office:value-type="float" office:value="2.04066443443298">
                <text:p>2.040664434432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50000">
                <text:p>6350000</text:p>
              </table:table-cell>
              <table:table-cell office:value-type="float" office:value="2.10071420669556">
                <text:p>2.10071420669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00000">
                <text:p>6400000</text:p>
              </table:table-cell>
              <table:table-cell office:value-type="float" office:value="2.0864109992981">
                <text:p>2.08641099929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50000">
                <text:p>6450000</text:p>
              </table:table-cell>
              <table:table-cell office:value-type="float" office:value="2.11787748336792">
                <text:p>2.117877483367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00000">
                <text:p>6500000</text:p>
              </table:table-cell>
              <table:table-cell office:value-type="float" office:value="2.13456201553345">
                <text:p>2.13456201553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50000">
                <text:p>6550000</text:p>
              </table:table-cell>
              <table:table-cell office:value-type="float" office:value="2.11779260635376">
                <text:p>2.11779260635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600000">
                <text:p>6600000</text:p>
              </table:table-cell>
              <table:table-cell office:value-type="float" office:value="2.14903378486633">
                <text:p>2.149033784866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50000">
                <text:p>6650000</text:p>
              </table:table-cell>
              <table:table-cell office:value-type="float" office:value="2.18920183181763">
                <text:p>2.18920183181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700000">
                <text:p>6700000</text:p>
              </table:table-cell>
              <table:table-cell office:value-type="float" office:value="2.17664098739624">
                <text:p>2.17664098739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50000">
                <text:p>6750000</text:p>
              </table:table-cell>
              <table:table-cell office:value-type="float" office:value="2.30350303649902">
                <text:p>2.30350303649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00000">
                <text:p>6800000</text:p>
              </table:table-cell>
              <table:table-cell office:value-type="float" office:value="2.22108316421509">
                <text:p>2.22108316421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0000">
                <text:p>6850000</text:p>
              </table:table-cell>
              <table:table-cell office:value-type="float" office:value="2.27316117286682">
                <text:p>2.27316117286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00000">
                <text:p>6900000</text:p>
              </table:table-cell>
              <table:table-cell office:value-type="float" office:value="2.24050998687744">
                <text:p>2.240509986877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50000">
                <text:p>6950000</text:p>
              </table:table-cell>
              <table:table-cell office:value-type="float" office:value="2.28593039512634">
                <text:p>2.28593039512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00000">
                <text:p>7000000</text:p>
              </table:table-cell>
              <table:table-cell office:value-type="float" office:value="2.28547406196594">
                <text:p>2.28547406196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50000">
                <text:p>7050000</text:p>
              </table:table-cell>
              <table:table-cell office:value-type="float" office:value="2.39133477210999">
                <text:p>2.39133477210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00000">
                <text:p>7100000</text:p>
              </table:table-cell>
              <table:table-cell office:value-type="float" office:value="2.31135940551758">
                <text:p>2.311359405517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50000">
                <text:p>7150000</text:p>
              </table:table-cell>
              <table:table-cell office:value-type="float" office:value="2.35603070259094">
                <text:p>2.356030702590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00000">
                <text:p>7200000</text:p>
              </table:table-cell>
              <table:table-cell office:value-type="float" office:value="2.33634328842163">
                <text:p>2.33634328842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50000">
                <text:p>7250000</text:p>
              </table:table-cell>
              <table:table-cell office:value-type="float" office:value="2.38808035850525">
                <text:p>2.38808035850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00000">
                <text:p>7300000</text:p>
              </table:table-cell>
              <table:table-cell office:value-type="float" office:value="2.35627961158752">
                <text:p>2.356279611587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50000">
                <text:p>7350000</text:p>
              </table:table-cell>
              <table:table-cell office:value-type="float" office:value="2.42786431312561">
                <text:p>2.427864313125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00000">
                <text:p>7400000</text:p>
              </table:table-cell>
              <table:table-cell office:value-type="float" office:value="2.45239758491516">
                <text:p>2.452397584915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50000">
                <text:p>7450000</text:p>
              </table:table-cell>
              <table:table-cell office:value-type="float" office:value="2.45932292938232">
                <text:p>2.459322929382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00000">
                <text:p>7500000</text:p>
              </table:table-cell>
              <table:table-cell office:value-type="float" office:value="2.46483087539673">
                <text:p>2.46483087539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550000">
                <text:p>7550000</text:p>
              </table:table-cell>
              <table:table-cell office:value-type="float" office:value="2.48610329627991">
                <text:p>2.48610329627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600000">
                <text:p>7600000</text:p>
              </table:table-cell>
              <table:table-cell office:value-type="float" office:value="2.47970533370972">
                <text:p>2.479705333709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650000">
                <text:p>7650000</text:p>
              </table:table-cell>
              <table:table-cell office:value-type="float" office:value="2.55281734466553">
                <text:p>2.552817344665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00000">
                <text:p>7700000</text:p>
              </table:table-cell>
              <table:table-cell office:value-type="float" office:value="2.5737419128418">
                <text:p>2.57374191284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50000">
                <text:p>7750000</text:p>
              </table:table-cell>
              <table:table-cell office:value-type="float" office:value="2.56865310668945">
                <text:p>2.568653106689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00000">
                <text:p>7800000</text:p>
              </table:table-cell>
              <table:table-cell office:value-type="float" office:value="2.60721468925476">
                <text:p>2.60721468925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50000">
                <text:p>7850000</text:p>
              </table:table-cell>
              <table:table-cell office:value-type="float" office:value="2.61565780639648">
                <text:p>2.615657806396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00000">
                <text:p>7900000</text:p>
              </table:table-cell>
              <table:table-cell office:value-type="float" office:value="2.57527422904968">
                <text:p>2.575274229049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50000">
                <text:p>7950000</text:p>
              </table:table-cell>
              <table:table-cell office:value-type="float" office:value="2.62926340103149">
                <text:p>2.62926340103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00000">
                <text:p>8000000</text:p>
              </table:table-cell>
              <table:table-cell office:value-type="float" office:value="2.64126634597778">
                <text:p>2.641266345977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50000">
                <text:p>8050000</text:p>
              </table:table-cell>
              <table:table-cell office:value-type="float" office:value="2.66788125038147">
                <text:p>2.66788125038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00000">
                <text:p>8100000</text:p>
              </table:table-cell>
              <table:table-cell office:value-type="float" office:value="2.67463421821594">
                <text:p>2.67463421821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50000">
                <text:p>8150000</text:p>
              </table:table-cell>
              <table:table-cell office:value-type="float" office:value="2.70362043380737">
                <text:p>2.70362043380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00000">
                <text:p>8200000</text:p>
              </table:table-cell>
              <table:table-cell office:value-type="float" office:value="2.69867444038391">
                <text:p>2.698674440383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50000">
                <text:p>8250000</text:p>
              </table:table-cell>
              <table:table-cell office:value-type="float" office:value="2.76085495948792">
                <text:p>2.760854959487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00000">
                <text:p>8300000</text:p>
              </table:table-cell>
              <table:table-cell office:value-type="float" office:value="2.72329783439636">
                <text:p>2.72329783439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50000">
                <text:p>8350000</text:p>
              </table:table-cell>
              <table:table-cell office:value-type="float" office:value="2.80196142196655">
                <text:p>2.801961421966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00000">
                <text:p>8400000</text:p>
              </table:table-cell>
              <table:table-cell office:value-type="float" office:value="2.7922694683075">
                <text:p>2.79226946830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50000">
                <text:p>8450000</text:p>
              </table:table-cell>
              <table:table-cell office:value-type="float" office:value="2.79202461242676">
                <text:p>2.792024612426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00000">
                <text:p>8500000</text:p>
              </table:table-cell>
              <table:table-cell office:value-type="float" office:value="2.81170415878296">
                <text:p>2.811704158782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50000">
                <text:p>8550000</text:p>
              </table:table-cell>
              <table:table-cell office:value-type="float" office:value="2.91241455078125">
                <text:p>2.9124145507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00000">
                <text:p>8600000</text:p>
              </table:table-cell>
              <table:table-cell office:value-type="float" office:value="2.88933444023132">
                <text:p>2.889334440231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50000">
                <text:p>8650000</text:p>
              </table:table-cell>
              <table:table-cell office:value-type="float" office:value="2.91891050338745">
                <text:p>2.918910503387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00000">
                <text:p>8700000</text:p>
              </table:table-cell>
              <table:table-cell office:value-type="float" office:value="2.8795964717865">
                <text:p>2.8795964717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50000">
                <text:p>8750000</text:p>
              </table:table-cell>
              <table:table-cell office:value-type="float" office:value="2.93354415893555">
                <text:p>2.933544158935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800000">
                <text:p>8800000</text:p>
              </table:table-cell>
              <table:table-cell office:value-type="float" office:value="2.89296436309814">
                <text:p>2.892964363098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50000">
                <text:p>8850000</text:p>
              </table:table-cell>
              <table:table-cell office:value-type="float" office:value="2.98519062995911">
                <text:p>2.985190629959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900000">
                <text:p>8900000</text:p>
              </table:table-cell>
              <table:table-cell office:value-type="float" office:value="2.93206787109375">
                <text:p>2.93206787109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50000">
                <text:p>8950000</text:p>
              </table:table-cell>
              <table:table-cell office:value-type="float" office:value="3.01374959945679">
                <text:p>3.01374959945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00000">
                <text:p>9000000</text:p>
              </table:table-cell>
              <table:table-cell office:value-type="float" office:value="3.04836463928223">
                <text:p>3.048364639282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50000">
                <text:p>9050000</text:p>
              </table:table-cell>
              <table:table-cell office:value-type="float" office:value="3.03272747993469">
                <text:p>3.032727479934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00000">
                <text:p>9100000</text:p>
              </table:table-cell>
              <table:table-cell office:value-type="float" office:value="3.06643295288086">
                <text:p>3.06643295288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50000">
                <text:p>9150000</text:p>
              </table:table-cell>
              <table:table-cell office:value-type="float" office:value="3.11312937736511">
                <text:p>3.113129377365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00000">
                <text:p>9200000</text:p>
              </table:table-cell>
              <table:table-cell office:value-type="float" office:value="3.05384635925293">
                <text:p>3.05384635925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50000">
                <text:p>9250000</text:p>
              </table:table-cell>
              <table:table-cell office:value-type="float" office:value="3.10998392105103">
                <text:p>3.109983921051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00000">
                <text:p>9300000</text:p>
              </table:table-cell>
              <table:table-cell office:value-type="float" office:value="3.08122634887695">
                <text:p>3.08122634887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50000">
                <text:p>9350000</text:p>
              </table:table-cell>
              <table:table-cell office:value-type="float" office:value="3.12424087524414">
                <text:p>3.124240875244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400000">
                <text:p>9400000</text:p>
              </table:table-cell>
              <table:table-cell office:value-type="float" office:value="3.12954092025757">
                <text:p>3.12954092025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50000">
                <text:p>9450000</text:p>
              </table:table-cell>
              <table:table-cell office:value-type="float" office:value="3.15626335144043">
                <text:p>3.156263351440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500000">
                <text:p>9500000</text:p>
              </table:table-cell>
              <table:table-cell office:value-type="float" office:value="3.20186972618103">
                <text:p>3.201869726181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50000">
                <text:p>9550000</text:p>
              </table:table-cell>
              <table:table-cell office:value-type="float" office:value="3.22757172584534">
                <text:p>3.22757172584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00000">
                <text:p>9600000</text:p>
              </table:table-cell>
              <table:table-cell office:value-type="float" office:value="3.20204138755798">
                <text:p>3.202041387557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650000">
                <text:p>9650000</text:p>
              </table:table-cell>
              <table:table-cell office:value-type="float" office:value="3.25492811203003">
                <text:p>3.25492811203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00000">
                <text:p>9700000</text:p>
              </table:table-cell>
              <table:table-cell office:value-type="float" office:value="3.20014643669128">
                <text:p>3.200146436691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50000">
                <text:p>9750000</text:p>
              </table:table-cell>
              <table:table-cell office:value-type="float" office:value="3.25446009635925">
                <text:p>3.254460096359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00000">
                <text:p>9800000</text:p>
              </table:table-cell>
              <table:table-cell office:value-type="float" office:value="3.25894093513489">
                <text:p>3.25894093513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50000">
                <text:p>9850000</text:p>
              </table:table-cell>
              <table:table-cell office:value-type="float" office:value="3.2931272983551">
                <text:p>3.29312729835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00000">
                <text:p>9900000</text:p>
              </table:table-cell>
              <table:table-cell office:value-type="float" office:value="3.24700403213501">
                <text:p>3.247004032135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50000">
                <text:p>9950000</text:p>
              </table:table-cell>
              <table:table-cell office:value-type="float" office:value="3.25560617446899">
                <text:p>3.25560617446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1cm" svg:stroke-color="#0000ff"/>
    </style:style>
    <style:style style:name="ch12" style:family="chart" style:data-style-name="N81">
      <style:text-properties fo:font-size="12pt" fo:font-weight="bol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32cm" svg:height="11.206cm" xlink:href=".." xlink:type="simple" chart:class="chart:scatter" chart:style-name="ch1">
        <chart:title svg:x="8.278cm" svg:y="0.36cm" chart:style-name="ch2">
          <text:p>Tri à bulle</text:p>
        </chart:title>
        <chart:legend chart:legend-position="end" svg:x="13.703cm" svg:y="5.002cm" style:legend-expansion="high" chart:style-name="ch3"/>
        <chart:plot-area chart:style-name="ch4" table:cell-range-address="'Bubble sort'.A1:'Bubble sort'.B46" chart:data-source-has-labels="row" svg:x="1.543cm" svg:y="1.531cm" svg:width="11.772cm" svg:height="8.326cm">
          <chart:coordinate-region svg:x="1.979cm" svg:y="1.73cm" svg:width="10.871cm" svg:height="7.48cm"/>
          <chart:axis chart:dimension="x" chart:name="primary-x" chart:style-name="ch5">
            <chart:title svg:x="6.89cm" svg:y="10.081cm" chart:style-name="ch6">
              <text:p>taille</text:p>
            </chart:title>
          </chart:axis>
          <chart:axis chart:dimension="y" chart:name="primary-y" chart:style-name="ch7">
            <chart:title svg:x="0.451cm" svg:y="6.696cm" chart:style-name="ch8">
              <text:p>temps [s]</text:p>
            </chart:title>
            <chart:grid chart:style-name="ch9" chart:class="major"/>
          </chart:axis>
          <chart:series chart:style-name="ch10" chart:values-cell-range-address="'Bubble sort'.B2:'Bubble sort'.B46" chart:label-cell-address="'Bubble sort'.B1:'Bubble sort'.B1" chart:class="chart:scatter">
            <chart:domain table:cell-range-address="'Bubble sort'.A2:'Bubble sort'.A46"/>
            <chart:regression-curve chart:style-name="ch11">
              <chart:equation chart:display-equation="true" chart:display-r-square="false" svg:x="13.385cm" svg:y="6.739cm" chart:style-name="ch12"/>
            </chart:regression-curve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[s]</text:p>
                <draw:g>
                  <svg:desc>'Bubble sort'.B1:'Bubble so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Bubble sort'.A2:'Bubble sort'.A46</svg:desc>
                </draw:g>
              </table:table-cell>
              <table:table-cell office:value-type="float" office:value="0.071270227432251">
                <text:p>0.071270227432251</text:p>
                <draw:g>
                  <svg:desc>'Bubble sort'.B2:'Bubble sort'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0.1021888256073">
                <text:p>0.1021888256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0.133872270584106">
                <text:p>0.133872270584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0.176764249801636">
                <text:p>0.176764249801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">
                <text:p>1800</text:p>
              </table:table-cell>
              <table:table-cell office:value-type="float" office:value="0.216781616210938">
                <text:p>0.21678161621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269965648651123">
                <text:p>0.269965648651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0">
                <text:p>2200</text:p>
              </table:table-cell>
              <table:table-cell office:value-type="float" office:value="0.340624094009399">
                <text:p>0.340624094009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">
                <text:p>2400</text:p>
              </table:table-cell>
              <table:table-cell office:value-type="float" office:value="0.403741359710693">
                <text:p>0.403741359710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">
                <text:p>2600</text:p>
              </table:table-cell>
              <table:table-cell office:value-type="float" office:value="0.471254587173462">
                <text:p>0.471254587173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0">
                <text:p>2800</text:p>
              </table:table-cell>
              <table:table-cell office:value-type="float" office:value="0.58824896812439">
                <text:p>0.5882489681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617590665817261">
                <text:p>0.617590665817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">
                <text:p>3200</text:p>
              </table:table-cell>
              <table:table-cell office:value-type="float" office:value="0.714678764343262">
                <text:p>0.714678764343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0">
                <text:p>3400</text:p>
              </table:table-cell>
              <table:table-cell office:value-type="float" office:value="0.826166868209839">
                <text:p>0.826166868209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0">
                <text:p>3600</text:p>
              </table:table-cell>
              <table:table-cell office:value-type="float" office:value="0.925065755844116">
                <text:p>0.925065755844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00">
                <text:p>3800</text:p>
              </table:table-cell>
              <table:table-cell office:value-type="float" office:value="1.05788373947144">
                <text:p>1.05788373947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.16044926643372">
                <text:p>1.16044926643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00">
                <text:p>4200</text:p>
              </table:table-cell>
              <table:table-cell office:value-type="float" office:value="1.27311515808105">
                <text:p>1.27311515808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0">
                <text:p>4400</text:p>
              </table:table-cell>
              <table:table-cell office:value-type="float" office:value="1.38328576087952">
                <text:p>1.38328576087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0">
                <text:p>4600</text:p>
              </table:table-cell>
              <table:table-cell office:value-type="float" office:value="1.52146601676941">
                <text:p>1.52146601676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0">
                <text:p>4800</text:p>
              </table:table-cell>
              <table:table-cell office:value-type="float" office:value="1.65387916564941">
                <text:p>1.65387916564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1.81059575080872">
                <text:p>1.81059575080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00">
                <text:p>5200</text:p>
              </table:table-cell>
              <table:table-cell office:value-type="float" office:value="2.02944207191467">
                <text:p>2.02944207191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0">
                <text:p>5400</text:p>
              </table:table-cell>
              <table:table-cell office:value-type="float" office:value="2.11553859710693">
                <text:p>2.11553859710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00">
                <text:p>5600</text:p>
              </table:table-cell>
              <table:table-cell office:value-type="float" office:value="2.2986307144165">
                <text:p>2.2986307144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0">
                <text:p>5800</text:p>
              </table:table-cell>
              <table:table-cell office:value-type="float" office:value="2.45953464508057">
                <text:p>2.45953464508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">
                <text:p>6000</text:p>
              </table:table-cell>
              <table:table-cell office:value-type="float" office:value="2.69497680664063">
                <text:p>2.69497680664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00">
                <text:p>6200</text:p>
              </table:table-cell>
              <table:table-cell office:value-type="float" office:value="2.90114140510559">
                <text:p>2.901141405105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00">
                <text:p>6400</text:p>
              </table:table-cell>
              <table:table-cell office:value-type="float" office:value="2.88845276832581">
                <text:p>2.88845276832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00">
                <text:p>6600</text:p>
              </table:table-cell>
              <table:table-cell office:value-type="float" office:value="3.06732439994812">
                <text:p>3.06732439994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00">
                <text:p>6800</text:p>
              </table:table-cell>
              <table:table-cell office:value-type="float" office:value="3.29709339141846">
                <text:p>3.29709339141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3.55182719230652">
                <text:p>3.55182719230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00">
                <text:p>7200</text:p>
              </table:table-cell>
              <table:table-cell office:value-type="float" office:value="3.68573236465454">
                <text:p>3.68573236465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00">
                <text:p>7400</text:p>
              </table:table-cell>
              <table:table-cell office:value-type="float" office:value="3.92911887168884">
                <text:p>3.92911887168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0">
                <text:p>7600</text:p>
              </table:table-cell>
              <table:table-cell office:value-type="float" office:value="4.29344844818115">
                <text:p>4.29344844818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00">
                <text:p>7800</text:p>
              </table:table-cell>
              <table:table-cell office:value-type="float" office:value="4.4708890914917">
                <text:p>4.4708890914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0">
                <text:p>8000</text:p>
              </table:table-cell>
              <table:table-cell office:value-type="float" office:value="4.69781637191773">
                <text:p>4.69781637191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5.06632328033447">
                <text:p>5.066323280334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00">
                <text:p>8400</text:p>
              </table:table-cell>
              <table:table-cell office:value-type="float" office:value="5.30009055137634">
                <text:p>5.300090551376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00">
                <text:p>8600</text:p>
              </table:table-cell>
              <table:table-cell office:value-type="float" office:value="5.52676129341126">
                <text:p>5.52676129341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00">
                <text:p>8800</text:p>
              </table:table-cell>
              <table:table-cell office:value-type="float" office:value="5.68498301506043">
                <text:p>5.68498301506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00">
                <text:p>9000</text:p>
              </table:table-cell>
              <table:table-cell office:value-type="float" office:value="6.05008029937744">
                <text:p>6.05008029937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00">
                <text:p>9200</text:p>
              </table:table-cell>
              <table:table-cell office:value-type="float" office:value="6.24888300895691">
                <text:p>6.24888300895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00">
                <text:p>9400</text:p>
              </table:table-cell>
              <table:table-cell office:value-type="float" office:value="6.57798385620117">
                <text:p>6.57798385620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00">
                <text:p>9600</text:p>
              </table:table-cell>
              <table:table-cell office:value-type="float" office:value="6.79177093505859">
                <text:p>6.7917709350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00">
                <text:p>9800</text:p>
              </table:table-cell>
              <table:table-cell office:value-type="float" office:value="7.21324753761292">
                <text:p>7.2132475376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0000ff"/>
    </style:style>
    <style:style style:name="ch12" style:family="chart" style:data-style-name="N81">
      <style:text-properties fo:font-size="12pt" fo:font-weight="bol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33cm" svg:height="11.511cm" xlink:href=".." xlink:type="simple" chart:class="chart:scatter" chart:style-name="ch1">
        <chart:title svg:x="8.072cm" svg:y="0.366cm" chart:style-name="ch2">
          <text:p>Racine Carrée</text:p>
        </chart:title>
        <chart:legend chart:legend-position="end" svg:x="14.774cm" svg:y="5.154cm" style:legend-expansion="high" chart:style-name="ch3"/>
        <chart:plot-area chart:style-name="ch4" table:cell-range-address="'Racine Carrée'.A1:'Racine Carrée'.B191" chart:data-source-has-labels="row" svg:x="1.557cm" svg:y="1.543cm" svg:width="12.815cm" svg:height="8.613cm">
          <chart:coordinate-region svg:x="2.284cm" svg:y="1.742cm" svg:width="11.345cm" svg:height="7.767cm"/>
          <chart:axis chart:dimension="x" chart:name="primary-x" chart:style-name="ch5">
            <chart:title svg:x="7.279cm" svg:y="10.386cm" chart:style-name="ch6">
              <text:p>Limite</text:p>
            </chart:title>
          </chart:axis>
          <chart:axis chart:dimension="y" chart:name="primary-y" chart:style-name="ch7">
            <chart:title svg:x="0.451cm" svg:y="6.917cm" chart:style-name="ch8">
              <text:p>Temps [s]</text:p>
            </chart:title>
            <chart:grid chart:style-name="ch9" chart:class="major"/>
          </chart:axis>
          <chart:series chart:style-name="ch10" chart:values-cell-range-address="'Racine Carrée'.B2:'Racine Carrée'.B191" chart:label-cell-address="'Racine Carrée'.B1:'Racine Carrée'.B1" chart:class="chart:scatter">
            <chart:domain table:cell-range-address="'Racine Carrée'.A2:'Racine Carrée'.A191"/>
            <chart:regression-curve chart:style-name="ch11">
              <chart:equation chart:display-equation="true" chart:display-r-square="false" svg:x="14.236cm" svg:y="6.69cm" chart:style-name="ch12"/>
            </chart:regression-curve>
            <chart:data-point chart:repeated="19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[s]</text:p>
                <draw:g>
                  <svg:desc>'Racine Carrée'.B1:'Racine Carré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999">
                <text:p>999999</text:p>
                <draw:g>
                  <svg:desc>'Racine Carrée'.A2:'Racine Carrée'.A191</svg:desc>
                </draw:g>
              </table:table-cell>
              <table:table-cell office:value-type="float" office:value="0.158679723739624">
                <text:p>0.158679723739624</text:p>
                <draw:g>
                  <svg:desc>'Racine Carrée'.B2:'Racine Carrée'.B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9999">
                <text:p>1099999</text:p>
              </table:table-cell>
              <table:table-cell office:value-type="float" office:value="0.169153213500977">
                <text:p>0.169153213500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9999">
                <text:p>1199999</text:p>
              </table:table-cell>
              <table:table-cell office:value-type="float" office:value="0.196345806121826">
                <text:p>0.196345806121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9999">
                <text:p>1299999</text:p>
              </table:table-cell>
              <table:table-cell office:value-type="float" office:value="0.208531856536865">
                <text:p>0.208531856536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9999">
                <text:p>1399999</text:p>
              </table:table-cell>
              <table:table-cell office:value-type="float" office:value="0.22449779510498">
                <text:p>0.22449779510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9999">
                <text:p>1499999</text:p>
              </table:table-cell>
              <table:table-cell office:value-type="float" office:value="0.229213237762451">
                <text:p>0.229213237762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9999">
                <text:p>1599999</text:p>
              </table:table-cell>
              <table:table-cell office:value-type="float" office:value="0.244016408920288">
                <text:p>0.244016408920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9999">
                <text:p>1699999</text:p>
              </table:table-cell>
              <table:table-cell office:value-type="float" office:value="0.269178628921509">
                <text:p>0.269178628921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9999">
                <text:p>1799999</text:p>
              </table:table-cell>
              <table:table-cell office:value-type="float" office:value="0.2796950340271">
                <text:p>0.2796950340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999">
                <text:p>1899999</text:p>
              </table:table-cell>
              <table:table-cell office:value-type="float" office:value="0.293493270874023">
                <text:p>0.293493270874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9999">
                <text:p>1999999</text:p>
              </table:table-cell>
              <table:table-cell office:value-type="float" office:value="0.329731702804565">
                <text:p>0.329731702804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9999">
                <text:p>2099999</text:p>
              </table:table-cell>
              <table:table-cell office:value-type="float" office:value="0.349915981292725">
                <text:p>0.349915981292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9999">
                <text:p>2199999</text:p>
              </table:table-cell>
              <table:table-cell office:value-type="float" office:value="0.360015869140625">
                <text:p>0.3600158691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9999">
                <text:p>2299999</text:p>
              </table:table-cell>
              <table:table-cell office:value-type="float" office:value="0.388929843902588">
                <text:p>0.388929843902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99999">
                <text:p>2399999</text:p>
              </table:table-cell>
              <table:table-cell office:value-type="float" office:value="0.41473126411438">
                <text:p>0.41473126411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99999">
                <text:p>2499999</text:p>
              </table:table-cell>
              <table:table-cell office:value-type="float" office:value="0.415060997009277">
                <text:p>0.415060997009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9999">
                <text:p>2599999</text:p>
              </table:table-cell>
              <table:table-cell office:value-type="float" office:value="0.437149047851563">
                <text:p>0.437149047851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99999">
                <text:p>2699999</text:p>
              </table:table-cell>
              <table:table-cell office:value-type="float" office:value="0.424920797348022">
                <text:p>0.424920797348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99999">
                <text:p>2799999</text:p>
              </table:table-cell>
              <table:table-cell office:value-type="float" office:value="0.47685432434082">
                <text:p>0.47685432434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99999">
                <text:p>2899999</text:p>
              </table:table-cell>
              <table:table-cell office:value-type="float" office:value="0.472031831741333">
                <text:p>0.472031831741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99999">
                <text:p>2999999</text:p>
              </table:table-cell>
              <table:table-cell office:value-type="float" office:value="0.533409118652344">
                <text:p>0.533409118652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99999">
                <text:p>3099999</text:p>
              </table:table-cell>
              <table:table-cell office:value-type="float" office:value="0.513892650604248">
                <text:p>0.513892650604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9999">
                <text:p>3199999</text:p>
              </table:table-cell>
              <table:table-cell office:value-type="float" office:value="0.551644802093506">
                <text:p>0.551644802093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99999">
                <text:p>3299999</text:p>
              </table:table-cell>
              <table:table-cell office:value-type="float" office:value="0.552796840667725">
                <text:p>0.552796840667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99999">
                <text:p>3399999</text:p>
              </table:table-cell>
              <table:table-cell office:value-type="float" office:value="0.597823619842529">
                <text:p>0.597823619842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9999">
                <text:p>3499999</text:p>
              </table:table-cell>
              <table:table-cell office:value-type="float" office:value="0.620679616928101">
                <text:p>0.620679616928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99999">
                <text:p>3599999</text:p>
              </table:table-cell>
              <table:table-cell office:value-type="float" office:value="0.629160165786743">
                <text:p>0.629160165786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9999">
                <text:p>3699999</text:p>
              </table:table-cell>
              <table:table-cell office:value-type="float" office:value="0.626320362091065">
                <text:p>0.626320362091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99999">
                <text:p>3799999</text:p>
              </table:table-cell>
              <table:table-cell office:value-type="float" office:value="0.599802494049072">
                <text:p>0.599802494049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99999">
                <text:p>3899999</text:p>
              </table:table-cell>
              <table:table-cell office:value-type="float" office:value="0.618253946304321">
                <text:p>0.6182539463043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9999">
                <text:p>3999999</text:p>
              </table:table-cell>
              <table:table-cell office:value-type="float" office:value="0.799644708633423">
                <text:p>0.7996447086334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99999">
                <text:p>4099999</text:p>
              </table:table-cell>
              <table:table-cell office:value-type="float" office:value="0.918637037277222">
                <text:p>0.918637037277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99999">
                <text:p>4199999</text:p>
              </table:table-cell>
              <table:table-cell office:value-type="float" office:value="0.836785316467285">
                <text:p>0.8367853164672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99999">
                <text:p>4299999</text:p>
              </table:table-cell>
              <table:table-cell office:value-type="float" office:value="0.718887567520142">
                <text:p>0.718887567520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9999">
                <text:p>4399999</text:p>
              </table:table-cell>
              <table:table-cell office:value-type="float" office:value="0.683544874191284">
                <text:p>0.683544874191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99999">
                <text:p>4499999</text:p>
              </table:table-cell>
              <table:table-cell office:value-type="float" office:value="0.700876474380493">
                <text:p>0.700876474380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9999">
                <text:p>4599999</text:p>
              </table:table-cell>
              <table:table-cell office:value-type="float" office:value="0.761543273925781">
                <text:p>0.761543273925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99999">
                <text:p>4699999</text:p>
              </table:table-cell>
              <table:table-cell office:value-type="float" office:value="0.919677495956421">
                <text:p>0.919677495956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99999">
                <text:p>4799999</text:p>
              </table:table-cell>
              <table:table-cell office:value-type="float" office:value="0.985325574874878">
                <text:p>0.985325574874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99999">
                <text:p>4899999</text:p>
              </table:table-cell>
              <table:table-cell office:value-type="float" office:value="1.24694538116455">
                <text:p>1.24694538116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99999">
                <text:p>4999999</text:p>
              </table:table-cell>
              <table:table-cell office:value-type="float" office:value="0.883667230606079">
                <text:p>0.883667230606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99999">
                <text:p>5099999</text:p>
              </table:table-cell>
              <table:table-cell office:value-type="float" office:value="0.914843320846558">
                <text:p>0.914843320846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99999">
                <text:p>5199999</text:p>
              </table:table-cell>
              <table:table-cell office:value-type="float" office:value="0.898538827896118">
                <text:p>0.898538827896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99999">
                <text:p>5299999</text:p>
              </table:table-cell>
              <table:table-cell office:value-type="float" office:value="0.944948673248291">
                <text:p>0.944948673248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99999">
                <text:p>5399999</text:p>
              </table:table-cell>
              <table:table-cell office:value-type="float" office:value="0.975307703018189">
                <text:p>0.975307703018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99999">
                <text:p>5499999</text:p>
              </table:table-cell>
              <table:table-cell office:value-type="float" office:value="0.919940948486328">
                <text:p>0.919940948486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99999">
                <text:p>5599999</text:p>
              </table:table-cell>
              <table:table-cell office:value-type="float" office:value="0.985666990280151">
                <text:p>0.985666990280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99999">
                <text:p>5699999</text:p>
              </table:table-cell>
              <table:table-cell office:value-type="float" office:value="0.951897144317627">
                <text:p>0.9518971443176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99999">
                <text:p>5799999</text:p>
              </table:table-cell>
              <table:table-cell office:value-type="float" office:value="1.04895663261414">
                <text:p>1.04895663261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99999">
                <text:p>5899999</text:p>
              </table:table-cell>
              <table:table-cell office:value-type="float" office:value="1.03264045715332">
                <text:p>1.03264045715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99999">
                <text:p>5999999</text:p>
              </table:table-cell>
              <table:table-cell office:value-type="float" office:value="1.17331051826477">
                <text:p>1.173310518264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99999">
                <text:p>6099999</text:p>
              </table:table-cell>
              <table:table-cell office:value-type="float" office:value="1.18191409111023">
                <text:p>1.18191409111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99999">
                <text:p>6199999</text:p>
              </table:table-cell>
              <table:table-cell office:value-type="float" office:value="1.10609817504883">
                <text:p>1.106098175048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99999">
                <text:p>6299999</text:p>
              </table:table-cell>
              <table:table-cell office:value-type="float" office:value="1.11023926734924">
                <text:p>1.11023926734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99999">
                <text:p>6399999</text:p>
              </table:table-cell>
              <table:table-cell office:value-type="float" office:value="1.14245390892029">
                <text:p>1.142453908920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99999">
                <text:p>6499999</text:p>
              </table:table-cell>
              <table:table-cell office:value-type="float" office:value="1.16592288017273">
                <text:p>1.16592288017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99999">
                <text:p>6599999</text:p>
              </table:table-cell>
              <table:table-cell office:value-type="float" office:value="1.12300109863281">
                <text:p>1.12300109863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99999">
                <text:p>6699999</text:p>
              </table:table-cell>
              <table:table-cell office:value-type="float" office:value="1.0992636680603">
                <text:p>1.09926366806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99999">
                <text:p>6799999</text:p>
              </table:table-cell>
              <table:table-cell office:value-type="float" office:value="1.10322165489197">
                <text:p>1.103221654891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99999">
                <text:p>6899999</text:p>
              </table:table-cell>
              <table:table-cell office:value-type="float" office:value="1.11025834083557">
                <text:p>1.110258340835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99999">
                <text:p>6999999</text:p>
              </table:table-cell>
              <table:table-cell office:value-type="float" office:value="1.22120308876038">
                <text:p>1.22120308876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99999">
                <text:p>7099999</text:p>
              </table:table-cell>
              <table:table-cell office:value-type="float" office:value="1.27091598510742">
                <text:p>1.270915985107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99999">
                <text:p>7199999</text:p>
              </table:table-cell>
              <table:table-cell office:value-type="float" office:value="1.23126983642578">
                <text:p>1.23126983642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99999">
                <text:p>7299999</text:p>
              </table:table-cell>
              <table:table-cell office:value-type="float" office:value="1.24378490447998">
                <text:p>1.24378490447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99999">
                <text:p>7399999</text:p>
              </table:table-cell>
              <table:table-cell office:value-type="float" office:value="1.25576210021973">
                <text:p>1.255762100219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9999">
                <text:p>7499999</text:p>
              </table:table-cell>
              <table:table-cell office:value-type="float" office:value="1.37139844894409">
                <text:p>1.37139844894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99999">
                <text:p>7599999</text:p>
              </table:table-cell>
              <table:table-cell office:value-type="float" office:value="1.31842303276062">
                <text:p>1.31842303276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99999">
                <text:p>7699999</text:p>
              </table:table-cell>
              <table:table-cell office:value-type="float" office:value="1.34001612663269">
                <text:p>1.34001612663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99999">
                <text:p>7799999</text:p>
              </table:table-cell>
              <table:table-cell office:value-type="float" office:value="1.3372004032135">
                <text:p>1.33720040321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99999">
                <text:p>7899999</text:p>
              </table:table-cell>
              <table:table-cell office:value-type="float" office:value="1.37277865409851">
                <text:p>1.37277865409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99999">
                <text:p>7999999</text:p>
              </table:table-cell>
              <table:table-cell office:value-type="float" office:value="1.37828588485718">
                <text:p>1.378285884857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999">
                <text:p>8099999</text:p>
              </table:table-cell>
              <table:table-cell office:value-type="float" office:value="1.40849852561951">
                <text:p>1.40849852561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99999">
                <text:p>8199999</text:p>
              </table:table-cell>
              <table:table-cell office:value-type="float" office:value="1.4528923034668">
                <text:p>1.45289230346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99999">
                <text:p>8299999</text:p>
              </table:table-cell>
              <table:table-cell office:value-type="float" office:value="1.47382354736328">
                <text:p>1.47382354736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99999">
                <text:p>8399999</text:p>
              </table:table-cell>
              <table:table-cell office:value-type="float" office:value="1.63503956794739">
                <text:p>1.63503956794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99999">
                <text:p>8499999</text:p>
              </table:table-cell>
              <table:table-cell office:value-type="float" office:value="1.7276918888092">
                <text:p>1.7276918888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99999">
                <text:p>8599999</text:p>
              </table:table-cell>
              <table:table-cell office:value-type="float" office:value="1.56056618690491">
                <text:p>1.56056618690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99999">
                <text:p>8699999</text:p>
              </table:table-cell>
              <table:table-cell office:value-type="float" office:value="1.80319619178772">
                <text:p>1.803196191787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99999">
                <text:p>8799999</text:p>
              </table:table-cell>
              <table:table-cell office:value-type="float" office:value="1.62701869010925">
                <text:p>1.62701869010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99999">
                <text:p>8899999</text:p>
              </table:table-cell>
              <table:table-cell office:value-type="float" office:value="1.70774841308594">
                <text:p>1.70774841308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99999">
                <text:p>8999999</text:p>
              </table:table-cell>
              <table:table-cell office:value-type="float" office:value="2.14142417907715">
                <text:p>2.14142417907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99999">
                <text:p>9099999</text:p>
              </table:table-cell>
              <table:table-cell office:value-type="float" office:value="1.6806333065033">
                <text:p>1.68063330650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99999">
                <text:p>9199999</text:p>
              </table:table-cell>
              <table:table-cell office:value-type="float" office:value="1.64007973670959">
                <text:p>1.640079736709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99999">
                <text:p>9299999</text:p>
              </table:table-cell>
              <table:table-cell office:value-type="float" office:value="1.7565176486969">
                <text:p>1.75651764869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99999">
                <text:p>9399999</text:p>
              </table:table-cell>
              <table:table-cell office:value-type="float" office:value="2.26822423934937">
                <text:p>2.268224239349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99999">
                <text:p>9499999</text:p>
              </table:table-cell>
              <table:table-cell office:value-type="float" office:value="1.75749111175537">
                <text:p>1.757491111755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99999">
                <text:p>9599999</text:p>
              </table:table-cell>
              <table:table-cell office:value-type="float" office:value="2.07292556762695">
                <text:p>2.072925567626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99999">
                <text:p>9699999</text:p>
              </table:table-cell>
              <table:table-cell office:value-type="float" office:value="1.76910042762756">
                <text:p>1.76910042762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99999">
                <text:p>9799999</text:p>
              </table:table-cell>
              <table:table-cell office:value-type="float" office:value="1.96080565452576">
                <text:p>1.960805654525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99999">
                <text:p>9899999</text:p>
              </table:table-cell>
              <table:table-cell office:value-type="float" office:value="1.77033042907715">
                <text:p>1.770330429077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99999">
                <text:p>9999999</text:p>
              </table:table-cell>
              <table:table-cell office:value-type="float" office:value="1.72237610816956">
                <text:p>1.72237610816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99999">
                <text:p>10099999</text:p>
              </table:table-cell>
              <table:table-cell office:value-type="float" office:value="1.68952918052673">
                <text:p>1.689529180526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99999">
                <text:p>10199999</text:p>
              </table:table-cell>
              <table:table-cell office:value-type="float" office:value="1.74876189231873">
                <text:p>1.748761892318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99999">
                <text:p>10299999</text:p>
              </table:table-cell>
              <table:table-cell office:value-type="float" office:value="1.72534728050232">
                <text:p>1.72534728050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99999">
                <text:p>10399999</text:p>
              </table:table-cell>
              <table:table-cell office:value-type="float" office:value="1.7146167755127">
                <text:p>1.71461677551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99999">
                <text:p>10499999</text:p>
              </table:table-cell>
              <table:table-cell office:value-type="float" office:value="1.77067470550537">
                <text:p>1.77067470550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99999">
                <text:p>10599999</text:p>
              </table:table-cell>
              <table:table-cell office:value-type="float" office:value="1.77084422111511">
                <text:p>1.77084422111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99999">
                <text:p>10699999</text:p>
              </table:table-cell>
              <table:table-cell office:value-type="float" office:value="1.8828387260437">
                <text:p>1.88283872604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99999">
                <text:p>10799999</text:p>
              </table:table-cell>
              <table:table-cell office:value-type="float" office:value="1.93530583381653">
                <text:p>1.935305833816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99999">
                <text:p>10899999</text:p>
              </table:table-cell>
              <table:table-cell office:value-type="float" office:value="1.9218225479126">
                <text:p>1.9218225479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99999">
                <text:p>10999999</text:p>
              </table:table-cell>
              <table:table-cell office:value-type="float" office:value="1.92648649215698">
                <text:p>1.92648649215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99999">
                <text:p>11099999</text:p>
              </table:table-cell>
              <table:table-cell office:value-type="float" office:value="1.97782897949219">
                <text:p>1.97782897949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99999">
                <text:p>11199999</text:p>
              </table:table-cell>
              <table:table-cell office:value-type="float" office:value="1.92349600791931">
                <text:p>1.923496007919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99999">
                <text:p>11299999</text:p>
              </table:table-cell>
              <table:table-cell office:value-type="float" office:value="1.97826457023621">
                <text:p>1.978264570236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99999">
                <text:p>11399999</text:p>
              </table:table-cell>
              <table:table-cell office:value-type="float" office:value="2.00605225563049">
                <text:p>2.006052255630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499999">
                <text:p>11499999</text:p>
              </table:table-cell>
              <table:table-cell office:value-type="float" office:value="2.24917316436768">
                <text:p>2.24917316436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99999">
                <text:p>11599999</text:p>
              </table:table-cell>
              <table:table-cell office:value-type="float" office:value="2.17110848426819">
                <text:p>2.171108484268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99999">
                <text:p>11699999</text:p>
              </table:table-cell>
              <table:table-cell office:value-type="float" office:value="2.36306095123291">
                <text:p>2.36306095123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99999">
                <text:p>11799999</text:p>
              </table:table-cell>
              <table:table-cell office:value-type="float" office:value="2.29632019996643">
                <text:p>2.296320199966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99999">
                <text:p>11899999</text:p>
              </table:table-cell>
              <table:table-cell office:value-type="float" office:value="2.21532201766968">
                <text:p>2.215322017669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99999">
                <text:p>11999999</text:p>
              </table:table-cell>
              <table:table-cell office:value-type="float" office:value="2.04309177398682">
                <text:p>2.04309177398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99999">
                <text:p>12099999</text:p>
              </table:table-cell>
              <table:table-cell office:value-type="float" office:value="2.08039498329163">
                <text:p>2.080394983291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99999">
                <text:p>12199999</text:p>
              </table:table-cell>
              <table:table-cell office:value-type="float" office:value="2.1906635761261">
                <text:p>2.19066357612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99999">
                <text:p>12299999</text:p>
              </table:table-cell>
              <table:table-cell office:value-type="float" office:value="2.13460445404053">
                <text:p>2.134604454040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99999">
                <text:p>12399999</text:p>
              </table:table-cell>
              <table:table-cell office:value-type="float" office:value="2.21041822433472">
                <text:p>2.21041822433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99999">
                <text:p>12499999</text:p>
              </table:table-cell>
              <table:table-cell office:value-type="float" office:value="2.27615261077881">
                <text:p>2.276152610778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99999">
                <text:p>12599999</text:p>
              </table:table-cell>
              <table:table-cell office:value-type="float" office:value="2.36361789703369">
                <text:p>2.363617897033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9999">
                <text:p>12699999</text:p>
              </table:table-cell>
              <table:table-cell office:value-type="float" office:value="2.30850529670715">
                <text:p>2.308505296707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799999">
                <text:p>12799999</text:p>
              </table:table-cell>
              <table:table-cell office:value-type="float" office:value="2.3521294593811">
                <text:p>2.35212945938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99999">
                <text:p>12899999</text:p>
              </table:table-cell>
              <table:table-cell office:value-type="float" office:value="2.31419706344605">
                <text:p>2.31419706344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999999">
                <text:p>12999999</text:p>
              </table:table-cell>
              <table:table-cell office:value-type="float" office:value="2.36314010620117">
                <text:p>2.36314010620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099999">
                <text:p>13099999</text:p>
              </table:table-cell>
              <table:table-cell office:value-type="float" office:value="2.39897131919861">
                <text:p>2.398971319198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199999">
                <text:p>13199999</text:p>
              </table:table-cell>
              <table:table-cell office:value-type="float" office:value="2.38418865203857">
                <text:p>2.384188652038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99999">
                <text:p>13299999</text:p>
              </table:table-cell>
              <table:table-cell office:value-type="float" office:value="2.41147422790527">
                <text:p>2.411474227905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99999">
                <text:p>13399999</text:p>
              </table:table-cell>
              <table:table-cell office:value-type="float" office:value="2.46469163894653">
                <text:p>2.46469163894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99999">
                <text:p>13499999</text:p>
              </table:table-cell>
              <table:table-cell office:value-type="float" office:value="2.44586992263794">
                <text:p>2.445869922637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99999">
                <text:p>13599999</text:p>
              </table:table-cell>
              <table:table-cell office:value-type="float" office:value="2.34258055686951">
                <text:p>2.342580556869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99999">
                <text:p>13699999</text:p>
              </table:table-cell>
              <table:table-cell office:value-type="float" office:value="2.34509205818176">
                <text:p>2.34509205818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799999">
                <text:p>13799999</text:p>
              </table:table-cell>
              <table:table-cell office:value-type="float" office:value="2.3056480884552">
                <text:p>2.30564808845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899999">
                <text:p>13899999</text:p>
              </table:table-cell>
              <table:table-cell office:value-type="float" office:value="2.40798592567444">
                <text:p>2.40798592567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99999">
                <text:p>13999999</text:p>
              </table:table-cell>
              <table:table-cell office:value-type="float" office:value="2.33906936645508">
                <text:p>2.339069366455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99999">
                <text:p>14099999</text:p>
              </table:table-cell>
              <table:table-cell office:value-type="float" office:value="2.58320426940918">
                <text:p>2.583204269409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199999">
                <text:p>14199999</text:p>
              </table:table-cell>
              <table:table-cell office:value-type="float" office:value="2.51871061325073">
                <text:p>2.518710613250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99999">
                <text:p>14299999</text:p>
              </table:table-cell>
              <table:table-cell office:value-type="float" office:value="2.53740072250366">
                <text:p>2.537400722503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399999">
                <text:p>14399999</text:p>
              </table:table-cell>
              <table:table-cell office:value-type="float" office:value="2.54375767707825">
                <text:p>2.543757677078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99999">
                <text:p>14499999</text:p>
              </table:table-cell>
              <table:table-cell office:value-type="float" office:value="2.55515933036804">
                <text:p>2.555159330368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599999">
                <text:p>14599999</text:p>
              </table:table-cell>
              <table:table-cell office:value-type="float" office:value="2.5834333896637">
                <text:p>2.58343338966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99999">
                <text:p>14699999</text:p>
              </table:table-cell>
              <table:table-cell office:value-type="float" office:value="2.58153748512268">
                <text:p>2.581537485122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99999">
                <text:p>14799999</text:p>
              </table:table-cell>
              <table:table-cell office:value-type="float" office:value="3.1039183139801">
                <text:p>3.1039183139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99999">
                <text:p>14899999</text:p>
              </table:table-cell>
              <table:table-cell office:value-type="float" office:value="2.84873294830322">
                <text:p>2.848732948303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99999">
                <text:p>14999999</text:p>
              </table:table-cell>
              <table:table-cell office:value-type="float" office:value="2.90150117874146">
                <text:p>2.901501178741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99999">
                <text:p>15099999</text:p>
              </table:table-cell>
              <table:table-cell office:value-type="float" office:value="3.46428155899048">
                <text:p>3.46428155899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99999">
                <text:p>15199999</text:p>
              </table:table-cell>
              <table:table-cell office:value-type="float" office:value="2.88985562324524">
                <text:p>2.889855623245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299999">
                <text:p>15299999</text:p>
              </table:table-cell>
              <table:table-cell office:value-type="float" office:value="2.86013627052307">
                <text:p>2.860136270523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399999">
                <text:p>15399999</text:p>
              </table:table-cell>
              <table:table-cell office:value-type="float" office:value="2.94107365608215">
                <text:p>2.941073656082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99999">
                <text:p>15499999</text:p>
              </table:table-cell>
              <table:table-cell office:value-type="float" office:value="2.75714206695557">
                <text:p>2.757142066955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99999">
                <text:p>15599999</text:p>
              </table:table-cell>
              <table:table-cell office:value-type="float" office:value="2.71430206298828">
                <text:p>2.714302062988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699999">
                <text:p>15699999</text:p>
              </table:table-cell>
              <table:table-cell office:value-type="float" office:value="2.67266249656677">
                <text:p>2.672662496566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99999">
                <text:p>15799999</text:p>
              </table:table-cell>
              <table:table-cell office:value-type="float" office:value="2.69543766975403">
                <text:p>2.695437669754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99999">
                <text:p>15899999</text:p>
              </table:table-cell>
              <table:table-cell office:value-type="float" office:value="2.64584541320801">
                <text:p>2.645845413208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999999">
                <text:p>15999999</text:p>
              </table:table-cell>
              <table:table-cell office:value-type="float" office:value="2.69111800193787">
                <text:p>2.691118001937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099999">
                <text:p>16099999</text:p>
              </table:table-cell>
              <table:table-cell office:value-type="float" office:value="2.69311809539795">
                <text:p>2.693118095397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99999">
                <text:p>16199999</text:p>
              </table:table-cell>
              <table:table-cell office:value-type="float" office:value="2.71561074256897">
                <text:p>2.715610742568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299999">
                <text:p>16299999</text:p>
              </table:table-cell>
              <table:table-cell office:value-type="float" office:value="2.69912576675415">
                <text:p>2.699125766754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99999">
                <text:p>16399999</text:p>
              </table:table-cell>
              <table:table-cell office:value-type="float" office:value="2.79890465736389">
                <text:p>2.798904657363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499999">
                <text:p>16499999</text:p>
              </table:table-cell>
              <table:table-cell office:value-type="float" office:value="2.74830913543701">
                <text:p>2.748309135437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99999">
                <text:p>16599999</text:p>
              </table:table-cell>
              <table:table-cell office:value-type="float" office:value="2.88968133926392">
                <text:p>2.889681339263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99999">
                <text:p>16699999</text:p>
              </table:table-cell>
              <table:table-cell office:value-type="float" office:value="2.76697182655334">
                <text:p>2.76697182655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799999">
                <text:p>16799999</text:p>
              </table:table-cell>
              <table:table-cell office:value-type="float" office:value="2.67061161994934">
                <text:p>2.670611619949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99999">
                <text:p>16899999</text:p>
              </table:table-cell>
              <table:table-cell office:value-type="float" office:value="2.72813200950623">
                <text:p>2.728132009506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99999">
                <text:p>16999999</text:p>
              </table:table-cell>
              <table:table-cell office:value-type="float" office:value="2.73699498176575">
                <text:p>2.736994981765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099999">
                <text:p>17099999</text:p>
              </table:table-cell>
              <table:table-cell office:value-type="float" office:value="2.82457637786865">
                <text:p>2.824576377868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199999">
                <text:p>17199999</text:p>
              </table:table-cell>
              <table:table-cell office:value-type="float" office:value="2.83479118347168">
                <text:p>2.834791183471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99999">
                <text:p>17299999</text:p>
              </table:table-cell>
              <table:table-cell office:value-type="float" office:value="2.93964147567749">
                <text:p>2.939641475677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399999">
                <text:p>17399999</text:p>
              </table:table-cell>
              <table:table-cell office:value-type="float" office:value="3.0389895439148">
                <text:p>3.03898954391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499999">
                <text:p>17499999</text:p>
              </table:table-cell>
              <table:table-cell office:value-type="float" office:value="3.18633627891541">
                <text:p>3.186336278915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99999">
                <text:p>17599999</text:p>
              </table:table-cell>
              <table:table-cell office:value-type="float" office:value="3.00244307518005">
                <text:p>3.00244307518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99999">
                <text:p>17699999</text:p>
              </table:table-cell>
              <table:table-cell office:value-type="float" office:value="3.06858849525452">
                <text:p>3.06858849525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799999">
                <text:p>17799999</text:p>
              </table:table-cell>
              <table:table-cell office:value-type="float" office:value="3.19441318511963">
                <text:p>3.19441318511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99999">
                <text:p>17899999</text:p>
              </table:table-cell>
              <table:table-cell office:value-type="float" office:value="3.08616471290588">
                <text:p>3.086164712905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99999">
                <text:p>17999999</text:p>
              </table:table-cell>
              <table:table-cell office:value-type="float" office:value="3.20687294006348">
                <text:p>3.206872940063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99999">
                <text:p>18099999</text:p>
              </table:table-cell>
              <table:table-cell office:value-type="float" office:value="3.15755295753479">
                <text:p>3.157552957534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99999">
                <text:p>18199999</text:p>
              </table:table-cell>
              <table:table-cell office:value-type="float" office:value="3.14880514144897">
                <text:p>3.148805141448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99999">
                <text:p>18299999</text:p>
              </table:table-cell>
              <table:table-cell office:value-type="float" office:value="3.23159837722778">
                <text:p>3.231598377227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399999">
                <text:p>18399999</text:p>
              </table:table-cell>
              <table:table-cell office:value-type="float" office:value="3.15216898918152">
                <text:p>3.152168989181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499999">
                <text:p>18499999</text:p>
              </table:table-cell>
              <table:table-cell office:value-type="float" office:value="3.07843923568726">
                <text:p>3.07843923568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599999">
                <text:p>18599999</text:p>
              </table:table-cell>
              <table:table-cell office:value-type="float" office:value="3.22395396232605">
                <text:p>3.223953962326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699999">
                <text:p>18699999</text:p>
              </table:table-cell>
              <table:table-cell office:value-type="float" office:value="3.2492458820343">
                <text:p>3.24924588203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799999">
                <text:p>18799999</text:p>
              </table:table-cell>
              <table:table-cell office:value-type="float" office:value="3.32342314720154">
                <text:p>3.32342314720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899999">
                <text:p>18899999</text:p>
              </table:table-cell>
              <table:table-cell office:value-type="float" office:value="3.31889605522156">
                <text:p>3.31889605522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99999">
                <text:p>18999999</text:p>
              </table:table-cell>
              <table:table-cell office:value-type="float" office:value="3.49707245826721">
                <text:p>3.497072458267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99999">
                <text:p>19099999</text:p>
              </table:table-cell>
              <table:table-cell office:value-type="float" office:value="3.4111602306366">
                <text:p>3.41116023063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199999">
                <text:p>19199999</text:p>
              </table:table-cell>
              <table:table-cell office:value-type="float" office:value="3.38281035423279">
                <text:p>3.382810354232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299999">
                <text:p>19299999</text:p>
              </table:table-cell>
              <table:table-cell office:value-type="float" office:value="3.40315461158752">
                <text:p>3.403154611587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399999">
                <text:p>19399999</text:p>
              </table:table-cell>
              <table:table-cell office:value-type="float" office:value="3.29516267776489">
                <text:p>3.295162677764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499999">
                <text:p>19499999</text:p>
              </table:table-cell>
              <table:table-cell office:value-type="float" office:value="3.76812791824341">
                <text:p>3.768127918243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99999">
                <text:p>19599999</text:p>
              </table:table-cell>
              <table:table-cell office:value-type="float" office:value="3.61467289924622">
                <text:p>3.614672899246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699999">
                <text:p>19699999</text:p>
              </table:table-cell>
              <table:table-cell office:value-type="float" office:value="3.39272689819336">
                <text:p>3.392726898193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799999">
                <text:p>19799999</text:p>
              </table:table-cell>
              <table:table-cell office:value-type="float" office:value="3.48569202423096">
                <text:p>3.48569202423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99999">
                <text:p>19899999</text:p>
              </table:table-cell>
              <table:table-cell office:value-type="float" office:value="3.46267890930176">
                <text:p>3.46267890930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